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paragraph-properties fo:break-before="page"/>
      <style:text-properties style:font-name="Liberation Serif1" fo:font-size="12pt" fo:font-weight="normal" officeooo:rsid="0038ca75" officeooo:paragraph-rsid="01bbc3c4"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5"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7" style:family="paragraph" style:parent-style-name="Preformatted_20_Text">
      <style:text-properties style:font-name="Liberation Serif1" fo:font-size="12pt" fo:font-weight="normal" officeooo:rsid="0038ca75" officeooo:paragraph-rsid="020b0d7b" style:font-size-asian="12pt" style:font-weight-asian="normal" style:font-size-complex="12pt" style:font-weight-complex="normal"/>
    </style:style>
    <style:style style:name="P98" style:family="paragraph" style:parent-style-name="Preformatted_20_Text">
      <style:text-properties style:font-name="Liberation Serif1" fo:font-size="12pt" fo:font-weight="normal" officeooo:rsid="0038ca75" officeooo:paragraph-rsid="020c1342"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10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7"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8"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c1342" style:font-size-asian="12pt" style:font-weight-asian="normal" style:font-size-complex="12pt" style:font-weight-complex="normal"/>
    </style:style>
    <style:style style:name="P110" style:family="paragraph" style:parent-style-name="Preformatted_20_Text">
      <style:text-properties style:font-name="Liberation Serif1" fo:font-size="12pt" fo:font-weight="normal" officeooo:rsid="020ea067" officeooo:paragraph-rsid="020ea067" style:font-size-asian="12pt" style:font-weight-asian="normal" style:font-size-complex="12pt" style:font-weight-complex="normal"/>
    </style:style>
    <style:style style:name="P111"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12"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13"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14"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5"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6"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7"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8"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9"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20"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21"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22"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23"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24" style:family="paragraph" style:parent-style-name="Standard">
      <style:text-properties style:font-name="Liberation Serif1" fo:font-size="12pt" fo:font-weight="bold" officeooo:rsid="02051c54" officeooo:paragraph-rsid="020c1342" style:font-size-asian="12pt" style:font-weight-asian="bold" style:font-size-complex="12pt" style:font-weight-complex="bold"/>
    </style:style>
    <style:style style:name="P125" style:family="paragraph" style:parent-style-name="Standard">
      <style:paragraph-properties fo:break-before="page"/>
      <style:text-properties style:font-name="Liberation Serif1" fo:font-size="12pt" fo:font-weight="bold" officeooo:rsid="02051c54" officeooo:paragraph-rsid="020c1342" style:font-size-asian="12pt" style:font-weight-asian="bold" style:font-size-complex="12pt" style:font-weight-complex="bold"/>
    </style:style>
    <style:style style:name="P126"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7"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28"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42"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3"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4" style:family="paragraph" style:parent-style-name="Standard">
      <style:text-properties style:font-name="Liberation Serif1" fo:font-size="12pt" officeooo:rsid="007bea21" officeooo:paragraph-rsid="007bea21" fo:background-color="#ffff00" style:font-size-asian="12pt" style:font-size-complex="12pt"/>
    </style:style>
    <style:style style:name="P145" style:family="paragraph" style:parent-style-name="Standard">
      <style:text-properties style:font-name="Liberation Serif1" fo:font-size="12pt" officeooo:rsid="000df69f" officeooo:paragraph-rsid="000df69f" fo:background-color="#ffff00" style:font-size-asian="12pt" style:font-size-complex="12pt"/>
    </style:style>
    <style:style style:name="P146" style:family="paragraph" style:parent-style-name="Preformatted_20_Text">
      <style:text-properties style:font-name="Liberation Serif1" fo:font-size="12pt" fo:language="en" fo:country="GB" fo:font-style="normal" fo:font-weight="normal" officeooo:rsid="0038ca75" officeooo:paragraph-rsid="020c1342" style:font-size-asian="12pt" style:font-style-asian="normal" style:font-weight-asian="normal" style:font-size-complex="12pt" style:font-style-complex="normal" style:font-weight-complex="normal"/>
    </style:style>
    <style:style style:name="P147" style:family="paragraph" style:parent-style-name="Standard">
      <style:text-properties style:font-name="Liberation Serif1" officeooo:rsid="000df69f" officeooo:paragraph-rsid="000df69f"/>
    </style:style>
    <style:style style:name="P148" style:family="paragraph" style:parent-style-name="Standard">
      <style:text-properties officeooo:rsid="000df69f" officeooo:paragraph-rsid="002117f6"/>
    </style:style>
    <style:style style:name="P149" style:family="paragraph" style:parent-style-name="Standard">
      <style:text-properties officeooo:rsid="000df69f" officeooo:paragraph-rsid="0027e73a"/>
    </style:style>
    <style:style style:name="P150" style:family="paragraph" style:parent-style-name="Standard">
      <style:text-properties officeooo:rsid="000df69f" officeooo:paragraph-rsid="011002d2"/>
    </style:style>
    <style:style style:name="P151" style:family="paragraph" style:parent-style-name="Standard">
      <style:text-properties officeooo:paragraph-rsid="000e68e2"/>
    </style:style>
    <style:style style:name="P152" style:family="paragraph" style:parent-style-name="Heading_20_3">
      <style:paragraph-properties fo:break-before="page"/>
    </style:style>
    <style:style style:name="P153" style:family="paragraph" style:parent-style-name="Standard">
      <style:text-properties officeooo:paragraph-rsid="0011cb53"/>
    </style:style>
    <style:style style:name="P154" style:family="paragraph" style:parent-style-name="Standard">
      <style:text-properties officeooo:rsid="001a6616" officeooo:paragraph-rsid="001a6616"/>
    </style:style>
    <style:style style:name="P155" style:family="paragraph" style:parent-style-name="Standard">
      <style:paragraph-properties fo:margin-left="0.4925in" fo:margin-right="0in" fo:text-indent="0in" style:auto-text-indent="false"/>
      <style:text-properties officeooo:paragraph-rsid="00354093"/>
    </style:style>
    <style:style style:name="P156" style:family="paragraph" style:parent-style-name="Standard">
      <style:paragraph-properties fo:margin-left="0.4925in" fo:margin-right="0in" fo:text-indent="0in" style:auto-text-indent="false"/>
      <style:text-properties officeooo:rsid="00684d34" officeooo:paragraph-rsid="00684d34"/>
    </style:style>
    <style:style style:name="P157" style:family="paragraph" style:parent-style-name="Standard">
      <style:text-properties fo:font-size="12pt" officeooo:rsid="00684d34" officeooo:paragraph-rsid="00684d34" style:font-size-asian="12pt" style:font-size-complex="12pt"/>
    </style:style>
    <style:style style:name="P158"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9" style:family="paragraph" style:parent-style-name="Standard">
      <style:text-properties fo:font-size="12pt" officeooo:rsid="000df69f" officeooo:paragraph-rsid="0146a753" style:font-size-asian="12pt" style:font-size-complex="12pt"/>
    </style:style>
    <style:style style:name="P160" style:family="paragraph" style:parent-style-name="Standard">
      <style:text-properties fo:font-size="12pt" officeooo:rsid="00267ab2" officeooo:paragraph-rsid="01efe1c1" style:font-size-asian="12pt" style:font-size-complex="12pt"/>
    </style:style>
    <style:style style:name="P161" style:family="paragraph" style:parent-style-name="Standard">
      <style:text-properties officeooo:rsid="00b53ea0" officeooo:paragraph-rsid="00b53ea0"/>
    </style:style>
    <style:style style:name="P162" style:family="paragraph" style:parent-style-name="Standard">
      <style:text-properties officeooo:paragraph-rsid="00e18059"/>
    </style:style>
    <style:style style:name="P163"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64"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5"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6"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7" style:family="paragraph" style:parent-style-name="Standard">
      <style:text-properties style:text-line-through-style="none" style:text-line-through-type="none" officeooo:rsid="00e344a0" officeooo:paragraph-rsid="00e344a0"/>
    </style:style>
    <style:style style:name="P168" style:family="paragraph" style:parent-style-name="Standard">
      <style:text-properties style:text-line-through-style="none" style:text-line-through-type="none" officeooo:rsid="00de6130" officeooo:paragraph-rsid="00e18059"/>
    </style:style>
    <style:style style:name="P169" style:family="paragraph" style:parent-style-name="Standard">
      <style:text-properties officeooo:rsid="002e618d" officeooo:paragraph-rsid="013d1804"/>
    </style:style>
    <style:style style:name="P170" style:family="paragraph" style:parent-style-name="Heading_20_3">
      <style:text-properties officeooo:rsid="01a77597" officeooo:paragraph-rsid="01a77597"/>
    </style:style>
    <style:style style:name="P171" style:family="paragraph" style:parent-style-name="Heading_20_3">
      <style:text-properties officeooo:rsid="01a8afb9" officeooo:paragraph-rsid="01a8afb9"/>
    </style:style>
    <style:style style:name="P172" style:family="paragraph" style:parent-style-name="Heading_20_3">
      <style:text-properties officeooo:rsid="0194c040" officeooo:paragraph-rsid="01cd60aa"/>
    </style:style>
    <style:style style:name="P173"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7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77" style:family="paragraph" style:parent-style-name="Standard">
      <style:text-properties officeooo:rsid="01e550cd" officeooo:paragraph-rsid="01e550cd"/>
    </style:style>
    <style:style style:name="P178" style:family="paragraph" style:parent-style-name="Standard">
      <style:text-properties fo:font-weight="normal" officeooo:paragraph-rsid="01e550cd" style:font-weight-asian="normal" style:font-weight-complex="normal"/>
    </style:style>
    <style:style style:name="P179" style:family="paragraph" style:parent-style-name="Preformatted_20_Text">
      <style:text-properties style:use-window-font-color="true" loext:opacity="0%" officeooo:paragraph-rsid="020c1342"/>
    </style:style>
    <style:style style:name="P180" style:family="paragraph" style:parent-style-name="Preformatted_20_Text">
      <style:text-properties officeooo:paragraph-rsid="020c1342" fo:background-color="#ffff00"/>
    </style:style>
    <style:style style:name="P181"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82" style:family="paragraph" style:parent-style-name="Standard" style:list-style-name="L1">
      <style:text-properties style:font-name="Liberation Serif1" officeooo:rsid="00bde802" officeooo:paragraph-rsid="01317dc1"/>
    </style:style>
    <style:style style:name="P183" style:family="paragraph" style:parent-style-name="Standard" style:list-style-name="L1">
      <style:text-properties style:font-name="Liberation Serif1" officeooo:rsid="00bde802" officeooo:paragraph-rsid="01dbf43a"/>
    </style:style>
    <style:style style:name="P184" style:family="paragraph" style:parent-style-name="Standard" style:list-style-name="L1">
      <style:text-properties style:font-name="Liberation Serif1" officeooo:rsid="00bde802" officeooo:paragraph-rsid="00cf4e31"/>
    </style:style>
    <style:style style:name="P185" style:family="paragraph" style:parent-style-name="Standard" style:list-style-name="L2">
      <style:text-properties style:font-name="Liberation Serif1" officeooo:rsid="00bde802" officeooo:paragraph-rsid="013ce3e2"/>
    </style:style>
    <style:style style:name="P186" style:family="paragraph" style:parent-style-name="Standard" style:list-style-name="L2">
      <style:text-properties style:font-name="Liberation Serif1" officeooo:rsid="01317dc1" officeooo:paragraph-rsid="01317dc1"/>
    </style:style>
    <style:style style:name="P187" style:family="paragraph" style:parent-style-name="Standard" style:list-style-name="L1">
      <style:text-properties style:font-name="Liberation Serif1" officeooo:rsid="01323f6f" officeooo:paragraph-rsid="01dbf43a"/>
    </style:style>
    <style:style style:name="P188" style:family="paragraph" style:parent-style-name="Standard" style:list-style-name="L1">
      <style:text-properties style:font-name="Liberation Serif1" officeooo:rsid="00bf1e78" officeooo:paragraph-rsid="01323f6f"/>
    </style:style>
    <style:style style:name="P189" style:family="paragraph" style:parent-style-name="Standard" style:list-style-name="L1">
      <style:text-properties style:font-name="Liberation Serif1" officeooo:rsid="0201ae1f" officeooo:paragraph-rsid="0211a3c0"/>
    </style:style>
    <style:style style:name="P190"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91"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92"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93" style:family="paragraph" style:parent-style-name="Standard" style:list-style-name="L7">
      <style:text-properties style:font-name="Liberation Serif1" fo:font-size="12pt" officeooo:rsid="000df69f" officeooo:paragraph-rsid="000df69f" style:font-size-asian="12pt" style:font-size-complex="12pt"/>
    </style:style>
    <style:style style:name="P194" style:family="paragraph" style:parent-style-name="Standard" style:list-style-name="L7">
      <style:text-properties style:font-name="Liberation Serif1" fo:font-size="12pt" officeooo:rsid="011225c8" officeooo:paragraph-rsid="01317dc1" style:font-size-asian="12pt" style:font-size-complex="12pt"/>
    </style:style>
    <style:style style:name="P195" style:family="paragraph" style:parent-style-name="Standard" style:list-style-name="L9">
      <style:text-properties style:font-name="Liberation Serif1" fo:font-size="12pt" officeooo:rsid="0011cb53" officeooo:paragraph-rsid="01b21924" style:font-size-asian="12pt" style:font-size-complex="12pt"/>
    </style:style>
    <style:style style:name="P196" style:family="paragraph" style:parent-style-name="Standard" style:list-style-name="L9">
      <style:text-properties style:font-name="Liberation Serif1" fo:font-size="12pt" officeooo:rsid="0011cb53" officeooo:paragraph-rsid="019ccf92" style:font-size-asian="12pt" style:font-size-complex="12pt"/>
    </style:style>
    <style:style style:name="P197" style:family="paragraph" style:parent-style-name="Standard" style:list-style-name="L9">
      <style:text-properties style:font-name="Liberation Serif1" fo:font-size="12pt" officeooo:rsid="003bbc17" officeooo:paragraph-rsid="019ccf92" style:font-size-asian="12pt" style:font-size-complex="12pt"/>
    </style:style>
    <style:style style:name="P198" style:family="paragraph" style:parent-style-name="Standard" style:list-style-name="L9">
      <style:text-properties style:font-name="Liberation Serif1" fo:font-size="12pt" officeooo:rsid="003bbc17" officeooo:paragraph-rsid="004b6345" style:font-size-asian="12pt" style:font-size-complex="12pt"/>
    </style:style>
    <style:style style:name="P199" style:family="paragraph" style:parent-style-name="Standard" style:list-style-name="L9">
      <style:text-properties style:font-name="Liberation Serif1" fo:font-size="12pt" officeooo:rsid="003bbc17" officeooo:paragraph-rsid="003bbc17" style:font-size-asian="12pt" style:font-size-complex="12pt"/>
    </style:style>
    <style:style style:name="P200" style:family="paragraph" style:parent-style-name="Standard" style:list-style-name="L9">
      <style:text-properties style:font-name="Liberation Serif1" fo:font-size="12pt" officeooo:rsid="019b3362" officeooo:paragraph-rsid="019b3362" style:font-size-asian="12pt" style:font-size-complex="12pt"/>
    </style:style>
    <style:style style:name="P201" style:family="paragraph" style:parent-style-name="Standard" style:list-style-name="L6">
      <style:text-properties style:font-name="Liberation Serif1" officeooo:rsid="01330ba5" officeooo:paragraph-rsid="01330ba5"/>
    </style:style>
    <style:style style:name="P202" style:family="paragraph" style:parent-style-name="Standard" style:list-style-name="L7">
      <style:text-properties style:font-name="Liberation Serif1" fo:font-size="11pt" officeooo:rsid="000df69f" officeooo:paragraph-rsid="000df69f" style:font-size-asian="11pt" style:font-size-complex="11pt"/>
    </style:style>
    <style:style style:name="P203" style:family="paragraph" style:parent-style-name="Standard" style:list-style-name="L9">
      <style:text-properties style:font-name="Liberation Serif1" fo:font-size="11pt" officeooo:rsid="003a6650" officeooo:paragraph-rsid="00458a02" style:font-size-asian="11pt" style:font-size-complex="11pt"/>
    </style:style>
    <style:style style:name="P204" style:family="paragraph" style:parent-style-name="Standard" style:list-style-name="L10">
      <style:text-properties style:font-name="Liberation Serif1" fo:font-size="11pt" officeooo:rsid="0059a2d8" officeooo:paragraph-rsid="0138a044" style:font-size-asian="11pt" style:font-size-complex="11pt"/>
    </style:style>
    <style:style style:name="P205" style:family="paragraph" style:parent-style-name="Standard" style:list-style-name="L10">
      <style:text-properties style:font-name="Liberation Serif1" fo:font-size="11pt" officeooo:rsid="0059a2d8" officeooo:paragraph-rsid="0139a3f5" style:font-size-asian="11pt" style:font-size-complex="11pt"/>
    </style:style>
    <style:style style:name="P206" style:family="paragraph" style:parent-style-name="Standard" style:list-style-name="L10">
      <style:text-properties style:font-name="Liberation Serif1" fo:font-size="11pt" officeooo:rsid="0059a2d8" officeooo:paragraph-rsid="01b45519" style:font-size-asian="11pt" style:font-size-complex="11pt"/>
    </style:style>
    <style:style style:name="P207" style:family="paragraph" style:parent-style-name="Standard" style:list-style-name="L10">
      <style:text-properties style:font-name="Liberation Serif1" fo:font-size="11pt" officeooo:rsid="0059a2d8" officeooo:paragraph-rsid="013de44f" style:font-size-asian="11pt" style:font-size-complex="11pt"/>
    </style:style>
    <style:style style:name="P208" style:family="paragraph" style:parent-style-name="Standard" style:list-style-name="L10">
      <style:text-properties style:font-name="Liberation Serif1" fo:font-size="11pt" officeooo:rsid="0059a2d8" officeooo:paragraph-rsid="018312a8" style:font-size-asian="11pt" style:font-size-complex="11pt"/>
    </style:style>
    <style:style style:name="P209" style:family="paragraph" style:parent-style-name="Standard" style:list-style-name="L10">
      <style:text-properties style:font-name="Liberation Serif1" fo:font-size="11pt" officeooo:rsid="0059a2d8" officeooo:paragraph-rsid="017d25d5" style:font-size-asian="11pt" style:font-size-complex="11pt"/>
    </style:style>
    <style:style style:name="P210" style:family="paragraph" style:parent-style-name="Standard" style:list-style-name="L6">
      <style:text-properties officeooo:paragraph-rsid="01959e02"/>
    </style:style>
    <style:style style:name="P211" style:family="paragraph" style:parent-style-name="Standard" style:list-style-name="L6">
      <style:text-properties officeooo:paragraph-rsid="0194c040"/>
    </style:style>
    <style:style style:name="P212" style:family="paragraph" style:parent-style-name="Standard" style:list-style-name="L6">
      <style:text-properties officeooo:paragraph-rsid="020883eb"/>
    </style:style>
    <style:style style:name="P213" style:family="paragraph" style:parent-style-name="Standard" style:list-style-name="L9">
      <style:text-properties officeooo:paragraph-rsid="0042cbab"/>
    </style:style>
    <style:style style:name="P214" style:family="paragraph" style:parent-style-name="Standard" style:list-style-name="L9">
      <style:text-properties officeooo:paragraph-rsid="00439fdb"/>
    </style:style>
    <style:style style:name="P215" style:family="paragraph" style:parent-style-name="Standard" style:list-style-name="L9">
      <style:text-properties officeooo:rsid="00b0bccc" officeooo:paragraph-rsid="00b0bccc"/>
    </style:style>
    <style:style style:name="P216" style:family="paragraph" style:parent-style-name="Standard" style:list-style-name="L9">
      <style:text-properties officeooo:rsid="00b9271e" officeooo:paragraph-rsid="00b9271e"/>
    </style:style>
    <style:style style:name="P217"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18"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19"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20"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21"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2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23"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24"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1323f6f" fo:background-color="transparent" loext:char-shading-value="0" style:font-weight-asian="bold" style:font-weight-complex="bold"/>
    </style:style>
    <style:style style:name="T26" style:family="text">
      <style:text-properties fo:font-weight="bold" officeooo:rsid="011002d2" fo:background-color="transparent" loext:char-shading-value="0" style:font-weight-asian="bold" style:font-weight-complex="bold"/>
    </style:style>
    <style:style style:name="T27"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8"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cb998" style:font-weight-asian="normal" style:font-weight-complex="normal"/>
    </style:style>
    <style:style style:name="T31" style:family="text">
      <style:text-properties fo:font-weight="normal" officeooo:rsid="002d8c71" style:font-weight-asian="normal" style:font-weight-complex="normal"/>
    </style:style>
    <style:style style:name="T32" style:family="text">
      <style:text-properties fo:font-weight="normal" officeooo:rsid="00354093" style:font-weight-asian="normal" style:font-weight-complex="normal"/>
    </style:style>
    <style:style style:name="T33" style:family="text">
      <style:text-properties fo:font-weight="normal" officeooo:rsid="0035faab" style:font-weight-asian="normal" style:font-weight-complex="normal"/>
    </style:style>
    <style:style style:name="T34" style:family="text">
      <style:text-properties fo:font-weight="normal" officeooo:rsid="00386d0a" style:font-weight-asian="normal" style:font-weight-complex="normal"/>
    </style:style>
    <style:style style:name="T35" style:family="text">
      <style:text-properties fo:font-weight="normal" officeooo:rsid="0036b11a" style:font-weight-asian="normal" style:font-weight-complex="normal"/>
    </style:style>
    <style:style style:name="T36" style:family="text">
      <style:text-properties fo:font-weight="normal" officeooo:rsid="0039beac" style:font-weight-asian="normal" style:font-weight-complex="normal"/>
    </style:style>
    <style:style style:name="T37" style:family="text">
      <style:text-properties fo:font-weight="normal" officeooo:rsid="003a6650" style:font-weight-asian="normal" style:font-weight-complex="normal"/>
    </style:style>
    <style:style style:name="T38" style:family="text">
      <style:text-properties fo:font-weight="normal" officeooo:rsid="004107cf" style:font-weight-asian="normal" style:font-weight-complex="normal"/>
    </style:style>
    <style:style style:name="T39" style:family="text">
      <style:text-properties fo:font-weight="normal" officeooo:rsid="0042cbab" style:font-weight-asian="normal" style:font-weight-complex="normal"/>
    </style:style>
    <style:style style:name="T40" style:family="text">
      <style:text-properties fo:font-weight="normal" officeooo:rsid="00458a02" style:font-weight-asian="normal" style:font-weight-complex="normal"/>
    </style:style>
    <style:style style:name="T41" style:family="text">
      <style:text-properties fo:font-weight="normal" officeooo:rsid="004b6345" style:font-weight-asian="normal" style:font-weight-complex="normal"/>
    </style:style>
    <style:style style:name="T42" style:family="text">
      <style:text-properties fo:font-weight="normal" officeooo:rsid="0056509b" style:font-weight-asian="normal" style:font-weight-complex="normal"/>
    </style:style>
    <style:style style:name="T43" style:family="text">
      <style:text-properties fo:font-weight="normal" officeooo:rsid="002f2a83" style:font-weight-asian="normal" style:font-weight-complex="normal"/>
    </style:style>
    <style:style style:name="T44" style:family="text">
      <style:text-properties fo:font-weight="normal" officeooo:rsid="00af62d8" style:font-weight-asian="normal" style:font-weight-complex="normal"/>
    </style:style>
    <style:style style:name="T45" style:family="text">
      <style:text-properties fo:font-weight="normal" officeooo:rsid="007bea21" style:font-weight-asian="normal" style:font-weight-complex="normal"/>
    </style:style>
    <style:style style:name="T46" style:family="text">
      <style:text-properties fo:font-weight="normal" officeooo:rsid="00c5a609" style:font-weight-asian="normal" style:font-weight-complex="normal"/>
    </style:style>
    <style:style style:name="T47" style:family="text">
      <style:text-properties fo:font-weight="normal" officeooo:rsid="00d163f6" style:font-weight-asian="normal" style:font-weight-complex="normal"/>
    </style:style>
    <style:style style:name="T48" style:family="text">
      <style:text-properties fo:font-weight="normal" officeooo:rsid="01317dc1" style:font-weight-asian="normal" style:font-weight-complex="normal"/>
    </style:style>
    <style:style style:name="T49" style:family="text">
      <style:text-properties fo:font-weight="normal" officeooo:rsid="01330ba5" style:font-weight-asian="normal" style:font-weight-complex="normal"/>
    </style:style>
    <style:style style:name="T50" style:family="text">
      <style:text-properties fo:font-weight="normal" officeooo:rsid="01759d23" style:font-weight-asian="normal" style:font-weight-complex="normal"/>
    </style:style>
    <style:style style:name="T51" style:family="text">
      <style:text-properties fo:font-weight="normal" officeooo:rsid="01959e02" style:font-weight-asian="normal" style:font-weight-complex="normal"/>
    </style:style>
    <style:style style:name="T52" style:family="text">
      <style:text-properties fo:font-weight="normal" officeooo:rsid="019b3362" style:font-weight-asian="normal" style:font-weight-complex="normal"/>
    </style:style>
    <style:style style:name="T53" style:family="text">
      <style:text-properties fo:font-weight="normal" officeooo:rsid="005cd74a" style:font-weight-asian="normal" style:font-weight-complex="normal"/>
    </style:style>
    <style:style style:name="T54" style:family="text">
      <style:text-properties fo:font-weight="normal" officeooo:rsid="00477801" style:font-weight-asian="normal" style:font-weight-complex="normal"/>
    </style:style>
    <style:style style:name="T55" style:family="text">
      <style:text-properties fo:font-weight="normal" officeooo:rsid="019ccf92" style:font-weight-asian="normal" style:font-weight-complex="normal"/>
    </style:style>
    <style:style style:name="T56" style:family="text">
      <style:text-properties fo:font-weight="normal" officeooo:rsid="00439fdb" style:font-weight-asian="normal" style:font-weight-complex="normal"/>
    </style:style>
    <style:style style:name="T57" style:family="text">
      <style:text-properties fo:font-weight="normal" officeooo:rsid="00720dd9" style:font-weight-asian="normal" style:font-weight-complex="normal"/>
    </style:style>
    <style:style style:name="T58" style:family="text">
      <style:text-properties fo:font-weight="normal" officeooo:rsid="019f1d6f" style:font-weight-asian="normal" style:font-weight-complex="normal"/>
    </style:style>
    <style:style style:name="T59" style:family="text">
      <style:text-properties fo:font-weight="normal" officeooo:rsid="01d132b2" style:font-weight-asian="normal" style:font-weight-complex="normal"/>
    </style:style>
    <style:style style:name="T60" style:family="text">
      <style:text-properties fo:font-weight="normal" officeooo:rsid="01f3bf56" style:font-weight-asian="normal" style:font-weight-complex="normal"/>
    </style:style>
    <style:style style:name="T61" style:family="text">
      <style:text-properties fo:font-weight="normal" officeooo:rsid="01f70a78" style:font-weight-asian="normal" style:font-weight-complex="normal"/>
    </style:style>
    <style:style style:name="T62" style:family="text">
      <style:text-properties fo:font-weight="normal" officeooo:rsid="01f5454e" style:font-weight-asian="normal" style:font-weight-complex="normal"/>
    </style:style>
    <style:style style:name="T63" style:family="text">
      <style:text-properties fo:font-weight="normal" officeooo:rsid="01ff4f5f"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fo:font-weight="normal" officeooo:rsid="00fa83ff" style:font-name-asian="Noto Serif CJK SC" style:font-weight-asian="normal" style:font-name-complex="Lohit Devanagari1" style:font-weight-complex="normal"/>
    </style:style>
    <style:style style:name="T66" style:family="text">
      <style:text-properties fo:font-weight="normal" officeooo:rsid="017006dd" fo:background-color="#e8f2a1" loext:char-shading-value="0" style:font-weight-asian="normal" style:font-weight-complex="normal"/>
    </style:style>
    <style:style style:name="T67" style:family="text">
      <style:text-properties fo:font-weight="normal" officeooo:rsid="017424d3" fo:background-color="#e8f2a1" loext:char-shading-value="0" style:font-weight-asian="normal" style:font-weight-complex="normal"/>
    </style:style>
    <style:style style:name="T68" style:family="text">
      <style:text-properties fo:font-weight="normal" officeooo:rsid="019b3362" fo:background-color="#e8f2a1" loext:char-shading-value="0" style:font-weight-asian="normal" style:font-weight-complex="normal"/>
    </style:style>
    <style:style style:name="T69" style:family="text">
      <style:text-properties officeooo:rsid="00101561"/>
    </style:style>
    <style:style style:name="T70" style:family="text">
      <style:text-properties officeooo:rsid="0011cb53"/>
    </style:style>
    <style:style style:name="T71" style:family="text">
      <style:text-properties fo:font-style="italic" style:font-style-asian="italic" style:font-style-complex="italic"/>
    </style:style>
    <style:style style:name="T72" style:family="text">
      <style:text-properties fo:font-style="italic" officeooo:rsid="000df69f" style:font-style-asian="italic" style:font-style-complex="italic"/>
    </style:style>
    <style:style style:name="T73" style:family="text">
      <style:text-properties fo:font-style="italic" officeooo:rsid="002117f6" style:font-style-asian="italic" style:font-style-complex="italic"/>
    </style:style>
    <style:style style:name="T74" style:family="text">
      <style:text-properties fo:font-style="italic" officeooo:rsid="013ce3e2" style:font-style-asian="italic" style:font-style-complex="italic"/>
    </style:style>
    <style:style style:name="T75" style:family="text">
      <style:text-properties fo:font-style="italic" officeooo:rsid="0177fc0f" style:font-style-asian="italic" style:font-style-complex="italic"/>
    </style:style>
    <style:style style:name="T76" style:family="text">
      <style:text-properties fo:font-style="italic" officeooo:rsid="01317dc1" style:font-style-asian="italic" style:font-style-complex="italic"/>
    </style:style>
    <style:style style:name="T77" style:family="text">
      <style:text-properties fo:font-style="italic" officeooo:rsid="01eb0b0d" style:font-style-asian="italic" style:font-style-complex="italic"/>
    </style:style>
    <style:style style:name="T78" style:family="text">
      <style:text-properties fo:font-style="italic" officeooo:rsid="01f7bcd3"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477801" style:font-style-asian="italic" style:font-weight-asian="normal" style:font-style-complex="italic" style:font-weight-complex="normal"/>
    </style:style>
    <style:style style:name="T81" style:family="text">
      <style:text-properties fo:font-style="italic" fo:font-weight="normal" officeooo:rsid="00439fdb" style:font-style-asian="italic" style:font-weight-asian="normal" style:font-style-complex="italic" style:font-weight-complex="normal"/>
    </style:style>
    <style:style style:name="T82" style:family="text">
      <style:text-properties officeooo:rsid="00145fe6"/>
    </style:style>
    <style:style style:name="T83" style:family="text">
      <style:text-properties officeooo:rsid="0014baa3"/>
    </style:style>
    <style:style style:name="T84" style:family="text">
      <style:text-properties officeooo:rsid="001cb659"/>
    </style:style>
    <style:style style:name="T85" style:family="text">
      <style:text-properties style:font-name="Liberation Serif1"/>
    </style:style>
    <style:style style:name="T86" style:family="text">
      <style:text-properties style:font-name="Liberation Serif1" fo:font-style="italic" style:font-style-asian="italic" style:font-style-complex="italic"/>
    </style:style>
    <style:style style:name="T87" style:family="text">
      <style:text-properties style:font-name="Liberation Serif1" fo:font-style="italic" officeooo:rsid="00249091" style:font-style-asian="italic" style:font-style-complex="italic"/>
    </style:style>
    <style:style style:name="T88" style:family="text">
      <style:text-properties style:font-name="Liberation Serif1" fo:font-style="italic" officeooo:rsid="000df69f" style:font-style-asian="italic" style:font-style-complex="italic"/>
    </style:style>
    <style:style style:name="T89" style:family="text">
      <style:text-properties style:font-name="Liberation Serif1" fo:font-style="italic" officeooo:rsid="017651cf" style:font-style-asian="italic" style:font-style-complex="italic"/>
    </style:style>
    <style:style style:name="T90" style:family="text">
      <style:text-properties style:font-name="Liberation Serif1" fo:font-weight="bold" style:font-weight-asian="bold" style:font-weight-complex="bold"/>
    </style:style>
    <style:style style:name="T91" style:family="text">
      <style:text-properties style:font-name="Liberation Serif1" fo:font-weight="bold" officeooo:rsid="00249091" style:font-weight-asian="bold" style:font-weight-complex="bold"/>
    </style:style>
    <style:style style:name="T92" style:family="text">
      <style:text-properties style:font-name="Liberation Serif1" fo:font-weight="bold" officeooo:rsid="01330ba5" style:font-weight-asian="bold" style:font-weight-complex="bold"/>
    </style:style>
    <style:style style:name="T93" style:family="text">
      <style:text-properties style:font-name="Liberation Serif1" fo:font-weight="bold" officeooo:rsid="01a85d18" style:font-weight-asian="bold" style:font-weight-complex="bold"/>
    </style:style>
    <style:style style:name="T94" style:family="text">
      <style:text-properties style:font-name="Liberation Serif1" fo:font-weight="bold" officeooo:rsid="01f3bf56" style:font-weight-asian="bold" style:font-weight-complex="bold"/>
    </style:style>
    <style:style style:name="T95" style:family="text">
      <style:text-properties style:font-name="Liberation Serif1" fo:font-weight="bold" officeooo:rsid="00bde802" style:font-weight-asian="bold" style:font-weight-complex="bold"/>
    </style:style>
    <style:style style:name="T96" style:family="text">
      <style:text-properties style:font-name="Liberation Serif1" fo:font-weight="bold" fo:background-color="transparent" loext:char-shading-value="0" style:font-weight-asian="bold" style:font-weight-complex="bold"/>
    </style:style>
    <style:style style:name="T97"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98" style:family="text">
      <style:text-properties style:font-name="Liberation Serif1" fo:font-weight="normal" fo:background-color="transparent" loext:char-shading-value="0"/>
    </style:style>
    <style:style style:name="T99" style:family="text">
      <style:text-properties style:font-name="Liberation Serif1" fo:font-weight="normal" officeooo:rsid="01f4c0d9" style:font-weight-asian="normal" style:font-weight-complex="normal"/>
    </style:style>
    <style:style style:name="T100" style:family="text">
      <style:text-properties style:font-name="Liberation Serif1" fo:font-weight="normal" officeooo:rsid="01f70a78" style:font-weight-asian="normal" style:font-weight-complex="normal"/>
    </style:style>
    <style:style style:name="T101" style:family="text">
      <style:text-properties style:font-name="Liberation Serif1" fo:font-weight="normal" officeooo:rsid="01f5454e" style:font-weight-asian="normal" style:font-weight-complex="normal"/>
    </style:style>
    <style:style style:name="T102" style:family="text">
      <style:text-properties style:font-name="Liberation Serif1" fo:font-weight="normal" officeooo:rsid="01fcebc9" style:font-weight-asian="normal" style:font-weight-complex="normal"/>
    </style:style>
    <style:style style:name="T103" style:family="text">
      <style:text-properties style:font-name="Liberation Serif1" fo:font-weight="normal" officeooo:rsid="01fe7f46" style:font-weight-asian="normal" style:font-weight-complex="normal"/>
    </style:style>
    <style:style style:name="T104" style:family="text">
      <style:text-properties style:font-name="Liberation Serif1" fo:font-weight="normal" officeooo:rsid="01feb63a" style:font-weight-asian="normal" style:font-weight-complex="normal"/>
    </style:style>
    <style:style style:name="T105" style:family="text">
      <style:text-properties style:font-name="Liberation Serif1" fo:font-weight="normal" officeooo:rsid="01ff4f5f" style:font-weight-asian="normal" style:font-weight-complex="normal"/>
    </style:style>
    <style:style style:name="T106" style:family="text">
      <style:text-properties style:font-name="Liberation Serif1" fo:font-size="12pt" style:font-size-asian="12pt" style:font-size-complex="12pt"/>
    </style:style>
    <style:style style:name="T107" style:family="text">
      <style:text-properties style:font-name="Liberation Serif1" fo:font-size="12pt" officeooo:rsid="000e68e2" style:font-size-asian="12pt" style:font-size-complex="12pt"/>
    </style:style>
    <style:style style:name="T108" style:family="text">
      <style:text-properties style:font-name="Liberation Serif1" fo:font-size="12pt" officeooo:rsid="0011cb53" style:font-size-asian="12pt" style:font-size-complex="12pt"/>
    </style:style>
    <style:style style:name="T109" style:family="text">
      <style:text-properties style:font-name="Liberation Serif1" fo:font-size="12pt" officeooo:rsid="0031ff27" style:font-size-asian="12pt" style:font-size-complex="12pt"/>
    </style:style>
    <style:style style:name="T110" style:family="text">
      <style:text-properties style:font-name="Liberation Serif1" fo:font-size="12pt" officeooo:rsid="002e618d" style:font-size-asian="12pt" style:font-size-complex="12pt"/>
    </style:style>
    <style:style style:name="T111" style:family="text">
      <style:text-properties style:font-name="Liberation Serif1" fo:font-size="12pt" officeooo:rsid="00e18059" style:font-size-asian="12pt" style:font-size-complex="12pt"/>
    </style:style>
    <style:style style:name="T112" style:family="text">
      <style:text-properties style:font-name="Liberation Serif1" fo:font-size="12pt" officeooo:rsid="00e6aad3" style:font-size-asian="12pt" style:font-size-complex="12pt"/>
    </style:style>
    <style:style style:name="T113" style:family="text">
      <style:text-properties style:font-name="Liberation Serif1" fo:font-size="12pt" officeooo:rsid="010f7e8f" style:font-size-asian="12pt" style:font-size-complex="12pt"/>
    </style:style>
    <style:style style:name="T114" style:family="text">
      <style:text-properties style:font-name="Liberation Serif1" fo:font-size="12pt" officeooo:rsid="011002d2" style:font-size-asian="12pt" style:font-size-complex="12pt"/>
    </style:style>
    <style:style style:name="T115" style:family="text">
      <style:text-properties style:font-name="Liberation Serif1" fo:font-size="12pt" officeooo:rsid="000df69f" style:font-size-asian="12pt" style:font-size-complex="12pt"/>
    </style:style>
    <style:style style:name="T116" style:family="text">
      <style:text-properties style:font-name="Liberation Serif1" fo:font-size="12pt" officeooo:rsid="0114ac66" style:font-size-asian="12pt" style:font-size-complex="12pt"/>
    </style:style>
    <style:style style:name="T117" style:family="text">
      <style:text-properties style:font-name="Liberation Serif1" fo:font-size="12pt" fo:font-style="italic" style:font-size-asian="12pt" style:font-style-asian="italic" style:font-size-complex="12pt" style:font-style-complex="italic"/>
    </style:style>
    <style:style style:name="T11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1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weight="normal" style:font-size-asian="12pt" style:font-weight-asian="normal" style:font-size-complex="12pt" style:font-weight-complex="normal"/>
    </style:style>
    <style:style style:name="T126" style:family="text">
      <style:text-properties style:font-name="Liberation Serif1" fo:font-size="12pt" fo:font-weight="normal" officeooo:rsid="000e68e2" style:font-size-asian="12pt" style:font-weight-asian="normal" style:font-size-complex="12pt" style:font-weight-complex="normal"/>
    </style:style>
    <style:style style:name="T127" style:family="text">
      <style:text-properties style:font-name="Liberation Serif1" fo:font-size="12pt" fo:font-weight="normal" officeooo:rsid="0011cb53" style:font-size-asian="12pt" style:font-weight-asian="normal" style:font-size-complex="12pt" style:font-weight-complex="normal"/>
    </style:style>
    <style:style style:name="T128" style:family="text">
      <style:text-properties style:font-name="Liberation Serif1" fo:font-size="12pt" fo:font-weight="normal" officeooo:rsid="00153d36" style:font-size-asian="12pt" style:font-weight-asian="normal" style:font-size-complex="12pt" style:font-weight-complex="normal"/>
    </style:style>
    <style:style style:name="T129" style:family="text">
      <style:text-properties style:font-name="Liberation Serif1" fo:font-size="12pt" fo:font-weight="normal" officeooo:rsid="0042cbab" style:font-size-asian="12pt" style:font-weight-asian="normal" style:font-size-complex="12pt" style:font-weight-complex="normal"/>
    </style:style>
    <style:style style:name="T130" style:family="text">
      <style:text-properties style:font-name="Liberation Serif1" fo:font-size="12pt" fo:font-weight="normal" officeooo:rsid="00439fdb" style:font-size-asian="12pt" style:font-weight-asian="normal" style:font-size-complex="12pt" style:font-weight-complex="normal"/>
    </style:style>
    <style:style style:name="T131" style:family="text">
      <style:text-properties style:font-name="Liberation Serif1" fo:font-size="12pt" fo:font-weight="normal" officeooo:rsid="00720dd9" style:font-size-asian="12pt" style:font-weight-asian="normal" style:font-size-complex="12pt" style:font-weight-complex="normal"/>
    </style:style>
    <style:style style:name="T132" style:family="text">
      <style:text-properties style:font-name="Liberation Serif1" fo:font-size="12pt" fo:font-weight="normal" officeooo:rsid="0044518b" style:font-size-asian="12pt" style:font-weight-asian="normal" style:font-size-complex="12pt" style:font-weight-complex="normal"/>
    </style:style>
    <style:style style:name="T133" style:family="text">
      <style:text-properties style:font-name="Liberation Serif1" fo:font-size="12pt" fo:font-weight="normal" officeooo:rsid="009cf804" style:font-size-asian="12pt" style:font-weight-asian="normal" style:font-size-complex="12pt" style:font-weight-complex="normal"/>
    </style:style>
    <style:style style:name="T134" style:family="text">
      <style:text-properties style:font-name="Liberation Serif1" fo:font-size="12pt" fo:font-weight="normal" officeooo:rsid="00de6130" style:font-size-asian="12pt" style:font-weight-asian="normal" style:font-size-complex="12pt" style:font-weight-complex="normal"/>
    </style:style>
    <style:style style:name="T135" style:family="text">
      <style:text-properties style:font-name="Liberation Serif1" fo:font-size="12pt" fo:font-weight="normal" officeooo:rsid="010f7e8f" style:font-size-asian="12pt" style:font-weight-asian="normal" style:font-size-complex="12pt" style:font-weight-complex="normal"/>
    </style:style>
    <style:style style:name="T136" style:family="text">
      <style:text-properties style:font-name="Liberation Serif1" fo:font-size="12pt" fo:font-weight="normal" officeooo:rsid="0031187e" style:font-size-asian="12pt" style:font-weight-asian="normal" style:font-size-complex="12pt" style:font-weight-complex="normal"/>
    </style:style>
    <style:style style:name="T137" style:family="text">
      <style:text-properties style:font-name="Liberation Serif1" fo:font-size="12pt" fo:font-weight="normal" officeooo:rsid="004b6345" style:font-size-asian="12pt" style:font-weight-asian="normal" style:font-size-complex="12pt" style:font-weight-complex="normal"/>
    </style:style>
    <style:style style:name="T138" style:family="text">
      <style:text-properties style:font-name="Liberation Serif1" fo:font-size="12pt" fo:font-weight="normal" officeooo:rsid="012b8622" style:font-size-asian="12pt" style:font-weight-asian="normal" style:font-size-complex="12pt" style:font-weight-complex="normal"/>
    </style:style>
    <style:style style:name="T139" style:family="text">
      <style:text-properties style:font-name="Liberation Serif1" fo:font-size="12pt" fo:font-weight="normal" officeooo:rsid="013d1804" style:font-size-asian="12pt" style:font-weight-asian="normal" style:font-size-complex="12pt" style:font-weight-complex="normal"/>
    </style:style>
    <style:style style:name="T140" style:family="text">
      <style:text-properties style:font-name="Liberation Serif1" fo:font-size="12pt" fo:font-weight="normal" officeooo:rsid="019d2e67" style:font-size-asian="12pt" style:font-weight-asian="normal" style:font-size-complex="12pt" style:font-weight-complex="normal"/>
    </style:style>
    <style:style style:name="T141" style:family="text">
      <style:text-properties style:font-name="Liberation Serif1" fo:font-size="12pt" fo:font-weight="normal" officeooo:rsid="019f1d6f" style:font-size-asian="12pt" style:font-weight-asian="normal" style:font-size-complex="12pt" style:font-weight-complex="normal"/>
    </style:style>
    <style:style style:name="T14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4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4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47"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77"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78"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79"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0"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1" style:family="text">
      <style:text-properties style:font-name="Liberation Serif1" fo:font-size="12pt" fo:font-weight="bold" style:font-size-asian="12pt" style:font-weight-asian="bold" style:font-size-complex="12pt" style:font-weight-complex="bold"/>
    </style:style>
    <style:style style:name="T182" style:family="text">
      <style:text-properties style:font-name="Liberation Serif1" fo:font-size="12pt" fo:font-weight="bold" officeooo:rsid="0011cb53" style:font-size-asian="12pt" style:font-weight-asian="bold" style:font-size-complex="12pt" style:font-weight-complex="bold"/>
    </style:style>
    <style:style style:name="T183" style:family="text">
      <style:text-properties style:font-name="Liberation Serif1" officeooo:rsid="000e68e2"/>
    </style:style>
    <style:style style:name="T184" style:family="text">
      <style:text-properties style:font-name="Liberation Serif1" officeooo:rsid="0094d3be"/>
    </style:style>
    <style:style style:name="T185" style:family="text">
      <style:text-properties style:font-name="Liberation Serif1" officeooo:rsid="0095f1f9"/>
    </style:style>
    <style:style style:name="T186" style:family="text">
      <style:text-properties style:font-name="Liberation Serif1" officeooo:rsid="0136b2d8"/>
    </style:style>
    <style:style style:name="T187" style:family="text">
      <style:text-properties style:font-name="Liberation Serif1" officeooo:rsid="0136b2d8" fo:background-color="#e8f2a1" loext:char-shading-value="0"/>
    </style:style>
    <style:style style:name="T188" style:family="text">
      <style:text-properties style:font-name="Liberation Serif1" officeooo:rsid="0095f1f9" fo:background-color="#e8f2a1" loext:char-shading-value="0"/>
    </style:style>
    <style:style style:name="T189" style:family="text">
      <style:text-properties style:font-name="Liberation Serif1" officeooo:rsid="01330ba5"/>
    </style:style>
    <style:style style:name="T190" style:family="text">
      <style:text-properties style:font-name="Liberation Serif1" officeooo:rsid="00bde802"/>
    </style:style>
    <style:style style:name="T191" style:family="text">
      <style:text-properties style:font-name="Liberation Serif1" officeooo:rsid="01d9c1e5"/>
    </style:style>
    <style:style style:name="T192" style:family="text">
      <style:text-properties style:font-name="Liberation Serif1" officeooo:rsid="01f3bf56"/>
    </style:style>
    <style:style style:name="T193" style:family="text">
      <style:text-properties style:font-name="Liberation Serif1" officeooo:rsid="01f4c0d9"/>
    </style:style>
    <style:style style:name="T194" style:family="text">
      <style:text-properties style:font-name="Liberation Serif1" officeooo:rsid="01f70a78"/>
    </style:style>
    <style:style style:name="T195" style:family="text">
      <style:text-properties style:font-name="Liberation Serif1" officeooo:rsid="01f5454e"/>
    </style:style>
    <style:style style:name="T196" style:family="text">
      <style:text-properties style:font-name="Liberation Serif1" officeooo:rsid="01fa369d" fo:background-color="transparent" loext:char-shading-value="0"/>
    </style:style>
    <style:style style:name="T197" style:family="text">
      <style:text-properties style:font-name="Liberation Serif1" officeooo:rsid="01fb0b88" fo:background-color="transparent" loext:char-shading-value="0"/>
    </style:style>
    <style:style style:name="T198" style:family="text">
      <style:text-properties style:font-name="Liberation Serif1" officeooo:rsid="01fcebc9" fo:background-color="transparent" loext:char-shading-value="0"/>
    </style:style>
    <style:style style:name="T199" style:family="text">
      <style:text-properties style:font-name="Liberation Serif1" officeooo:rsid="01330ba5" fo:background-color="#d4ea6b" loext:char-shading-value="0"/>
    </style:style>
    <style:style style:name="T200" style:family="text">
      <style:text-properties officeooo:rsid="0022ac9a"/>
    </style:style>
    <style:style style:name="T201" style:family="text">
      <style:text-properties officeooo:rsid="0027e73a"/>
    </style:style>
    <style:style style:name="T202" style:family="text">
      <style:text-properties officeooo:rsid="0031ff27"/>
    </style:style>
    <style:style style:name="T203" style:family="text">
      <style:text-properties officeooo:rsid="00328b06"/>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386d0a" style:font-style-asian="normal" style:font-weight-asian="normal" style:font-style-complex="normal" style:font-weight-complex="normal"/>
    </style:style>
    <style:style style:name="T206" style:family="text">
      <style:text-properties fo:font-style="normal" fo:font-weight="normal" officeooo:rsid="002cb998" style:font-style-asian="normal" style:font-weight-asian="normal" style:font-style-complex="normal" style:font-weight-complex="normal"/>
    </style:style>
    <style:style style:name="T207" style:family="text">
      <style:text-properties fo:font-style="normal" fo:font-weight="normal" officeooo:rsid="0036b11a" style:font-style-asian="normal" style:font-weight-asian="normal" style:font-style-complex="normal" style:font-weight-complex="normal"/>
    </style:style>
    <style:style style:name="T208" style:family="text">
      <style:text-properties fo:font-style="normal" fo:font-weight="normal" officeooo:rsid="0039b41a" style:font-style-asian="normal" style:font-weight-asian="normal" style:font-style-complex="normal" style:font-weight-complex="normal"/>
    </style:style>
    <style:style style:name="T209" style:family="text">
      <style:text-properties fo:font-style="normal" fo:font-weight="normal" officeooo:rsid="003a6650" style:font-style-asian="normal" style:font-weight-asian="normal" style:font-style-complex="normal" style:font-weight-complex="normal"/>
    </style:style>
    <style:style style:name="T210" style:family="text">
      <style:text-properties fo:font-style="normal" fo:font-weight="normal" officeooo:rsid="003ebef6" style:font-style-asian="normal" style:font-weight-asian="normal" style:font-style-complex="normal" style:font-weight-complex="normal"/>
    </style:style>
    <style:style style:name="T211" style:family="text">
      <style:text-properties fo:font-style="normal" fo:font-weight="normal" officeooo:rsid="0056509b" style:font-style-asian="normal" style:font-weight-asian="normal" style:font-style-complex="normal" style:font-weight-complex="normal"/>
    </style:style>
    <style:style style:name="T212" style:family="text">
      <style:text-properties fo:font-style="normal" fo:font-weight="normal" officeooo:rsid="0062925f" style:font-style-asian="normal" style:font-weight-asian="normal" style:font-style-complex="normal" style:font-weight-complex="normal"/>
    </style:style>
    <style:style style:name="T213" style:family="text">
      <style:text-properties fo:font-style="normal" fo:font-weight="normal" officeooo:rsid="00996e0d" style:font-style-asian="normal" style:font-weight-asian="normal" style:font-style-complex="normal" style:font-weight-complex="normal"/>
    </style:style>
    <style:style style:name="T214" style:family="text">
      <style:text-properties fo:font-style="normal" fo:font-weight="normal" officeooo:rsid="00999974" style:font-style-asian="normal" style:font-weight-asian="normal" style:font-style-complex="normal" style:font-weight-complex="normal"/>
    </style:style>
    <style:style style:name="T215" style:family="text">
      <style:text-properties fo:font-style="normal" fo:font-weight="normal" officeooo:rsid="00b29ad6" style:font-style-asian="normal" style:font-weight-asian="normal" style:font-style-complex="normal" style:font-weight-complex="normal"/>
    </style:style>
    <style:style style:name="T216" style:family="text">
      <style:text-properties fo:font-style="normal" fo:font-weight="normal" officeooo:rsid="005cd74a" style:font-style-asian="normal" style:font-weight-asian="normal" style:font-style-complex="normal" style:font-weight-complex="normal"/>
    </style:style>
    <style:style style:name="T217" style:family="text">
      <style:text-properties fo:font-style="normal" fo:font-weight="normal" officeooo:rsid="01b2a553" style:font-style-asian="normal" style:font-weight-asian="normal" style:font-style-complex="normal" style:font-weight-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0056509b" style:font-style-asian="normal" style:font-weight-asian="bold" style:font-style-complex="normal" style:font-weight-complex="bold"/>
    </style:style>
    <style:style style:name="T220" style:family="text">
      <style:text-properties fo:font-style="normal" fo:font-weight="bold" officeooo:rsid="00386d0a" style:font-style-asian="normal" style:font-weight-asian="bold" style:font-style-complex="normal" style:font-weight-complex="bold"/>
    </style:style>
    <style:style style:name="T221" style:family="text">
      <style:text-properties fo:font-style="normal" fo:font-weight="bold" officeooo:rsid="003a6650" style:font-style-asian="normal" style:font-weight-asian="bold" style:font-style-complex="normal" style:font-weight-complex="bold"/>
    </style:style>
    <style:style style:name="T222" style:family="text">
      <style:text-properties officeooo:rsid="006aa6b7"/>
    </style:style>
    <style:style style:name="T223" style:family="text">
      <style:text-properties officeooo:rsid="00341d01"/>
    </style:style>
    <style:style style:name="T224" style:family="text">
      <style:text-properties officeooo:rsid="00354093"/>
    </style:style>
    <style:style style:name="T225" style:family="text">
      <style:text-properties fo:background-color="#e8f2a1" loext:char-shading-value="0"/>
    </style:style>
    <style:style style:name="T226" style:family="text">
      <style:text-properties officeooo:rsid="012ded59" fo:background-color="#e8f2a1" loext:char-shading-value="0"/>
    </style:style>
    <style:style style:name="T227" style:family="text">
      <style:text-properties officeooo:rsid="00759afe"/>
    </style:style>
    <style:style style:name="T228" style:family="text">
      <style:text-properties officeooo:rsid="00792ac5"/>
    </style:style>
    <style:style style:name="T229" style:family="text">
      <style:text-properties officeooo:rsid="007a5e70"/>
    </style:style>
    <style:style style:name="T230" style:family="text">
      <style:text-properties officeooo:rsid="007a8e91"/>
    </style:style>
    <style:style style:name="T231" style:family="text">
      <style:text-properties officeooo:rsid="007bea21"/>
    </style:style>
    <style:style style:name="T232" style:family="text">
      <style:text-properties fo:font-size="12pt" style:font-size-asian="12pt" style:font-size-complex="12pt"/>
    </style:style>
    <style:style style:name="T233" style:family="text">
      <style:text-properties fo:font-size="12pt" officeooo:rsid="001cb659" style:font-size-asian="12pt" style:font-size-complex="12pt"/>
    </style:style>
    <style:style style:name="T234" style:family="text">
      <style:text-properties fo:font-size="12pt" officeooo:rsid="004b6345" style:font-size-asian="12pt" style:font-size-complex="12pt"/>
    </style:style>
    <style:style style:name="T235" style:family="text">
      <style:text-properties fo:font-size="12pt" officeooo:rsid="0031ff27" style:font-size-asian="12pt" style:font-size-complex="12pt"/>
    </style:style>
    <style:style style:name="T236" style:family="text">
      <style:text-properties fo:font-size="12pt" officeooo:rsid="0066418a" style:font-size-asian="12pt" style:font-size-complex="12pt"/>
    </style:style>
    <style:style style:name="T237" style:family="text">
      <style:text-properties fo:font-size="12pt" officeooo:rsid="011f736f" style:font-size-asian="12pt" style:font-size-complex="12pt"/>
    </style:style>
    <style:style style:name="T238" style:family="text">
      <style:text-properties fo:font-size="12pt" officeooo:rsid="011f8f0d" style:font-size-asian="12pt" style:font-size-complex="12pt"/>
    </style:style>
    <style:style style:name="T239" style:family="text">
      <style:text-properties fo:font-size="12pt" officeooo:rsid="01223edd" style:font-size-asian="12pt" style:font-size-complex="12pt"/>
    </style:style>
    <style:style style:name="T240" style:family="text">
      <style:text-properties fo:font-size="12pt" officeooo:rsid="018d35cf" style:font-size-asian="12pt" style:font-size-complex="12pt"/>
    </style:style>
    <style:style style:name="T241" style:family="text">
      <style:text-properties fo:font-size="12pt" style:font-name-asian="Times New Roman" style:font-size-asian="12pt" style:font-name-complex="Times New Roman" style:font-size-complex="12pt"/>
    </style:style>
    <style:style style:name="T242" style:family="text">
      <style:text-properties fo:font-size="12pt" officeooo:rsid="002117f6" style:font-name-asian="Times New Roman" style:font-size-asian="12pt" style:font-name-complex="Times New Roman" style:font-size-complex="12pt"/>
    </style:style>
    <style:style style:name="T243" style:family="text">
      <style:text-properties fo:font-size="12pt" fo:font-weight="normal" style:font-size-asian="12pt" style:font-size-complex="12pt"/>
    </style:style>
    <style:style style:name="T244" style:family="text">
      <style:text-properties fo:font-size="12pt" fo:font-weight="normal" style:font-size-asian="12pt" style:font-weight-asian="normal" style:font-size-complex="12pt" style:font-weight-complex="normal"/>
    </style:style>
    <style:style style:name="T245" style:family="text">
      <style:text-properties fo:font-size="12pt" fo:font-weight="normal" officeooo:rsid="00145fe6" style:font-size-asian="12pt" style:font-weight-asian="normal" style:font-size-complex="12pt" style:font-weight-complex="normal"/>
    </style:style>
    <style:style style:name="T246" style:family="text">
      <style:text-properties fo:font-size="12pt" fo:font-weight="normal" officeooo:rsid="003a6650" style:font-size-asian="12pt" style:font-weight-asian="normal" style:font-size-complex="12pt" style:font-weight-complex="normal"/>
    </style:style>
    <style:style style:name="T247" style:family="text">
      <style:text-properties fo:font-size="12pt" fo:font-weight="normal" officeooo:rsid="00153d36" style:font-size-asian="12pt" style:font-weight-asian="normal" style:font-size-complex="12pt" style:font-weight-complex="normal"/>
    </style:style>
    <style:style style:name="T248" style:family="text">
      <style:text-properties fo:font-size="12pt" fo:font-weight="normal" officeooo:rsid="0035faab" style:font-size-asian="12pt" style:font-weight-asian="normal" style:font-size-complex="12pt" style:font-weight-complex="normal"/>
    </style:style>
    <style:style style:name="T249" style:family="text">
      <style:text-properties fo:font-size="12pt" fo:font-weight="normal" officeooo:rsid="002cb998" style:font-size-asian="12pt" style:font-weight-asian="normal" style:font-size-complex="12pt" style:font-weight-complex="normal"/>
    </style:style>
    <style:style style:name="T250" style:family="text">
      <style:text-properties fo:font-size="12pt" fo:font-weight="normal" officeooo:rsid="0038ca75" style:font-size-asian="12pt" style:font-weight-asian="normal" style:font-size-complex="12pt" style:font-weight-complex="normal"/>
    </style:style>
    <style:style style:name="T251" style:family="text">
      <style:text-properties fo:font-size="12pt" fo:font-weight="normal" officeooo:rsid="00458a02" style:font-size-asian="12pt" style:font-weight-asian="normal" style:font-size-complex="12pt" style:font-weight-complex="normal"/>
    </style:style>
    <style:style style:name="T252" style:family="text">
      <style:text-properties fo:font-size="12pt" fo:font-weight="normal" officeooo:rsid="003ebef6" style:font-size-asian="12pt" style:font-weight-asian="normal" style:font-size-complex="12pt" style:font-weight-complex="normal"/>
    </style:style>
    <style:style style:name="T253" style:family="text">
      <style:text-properties fo:font-size="12pt" fo:font-weight="normal" officeooo:rsid="003bbc17" style:font-size-asian="12pt" style:font-weight-asian="normal" style:font-size-complex="12pt" style:font-weight-complex="normal"/>
    </style:style>
    <style:style style:name="T254" style:family="text">
      <style:text-properties fo:font-size="12pt" fo:font-weight="normal" officeooo:rsid="018d35cf" style:font-size-asian="12pt" style:font-weight-asian="normal" style:font-size-complex="12pt" style:font-weight-complex="normal"/>
    </style:style>
    <style:style style:name="T255" style:family="text">
      <style:text-properties fo:font-size="12pt" fo:font-weight="normal" officeooo:rsid="0193a2da" style:font-size-asian="12pt" style:font-weight-asian="normal" style:font-size-complex="12pt" style:font-weight-complex="normal"/>
    </style:style>
    <style:style style:name="T256" style:family="text">
      <style:text-properties fo:font-size="12pt" fo:font-weight="normal" officeooo:rsid="019c7397" style:font-size-asian="12pt" style:font-weight-asian="normal" style:font-size-complex="12pt" style:font-weight-complex="normal"/>
    </style:style>
    <style:style style:name="T257" style:family="text">
      <style:text-properties fo:font-size="12pt" fo:font-weight="bold" officeooo:rsid="000e68e2" style:font-size-asian="12pt" style:font-weight-asian="bold" style:font-size-complex="12pt" style:font-weight-complex="bold"/>
    </style:style>
    <style:style style:name="T258" style:family="text">
      <style:text-properties fo:font-size="12pt" fo:font-weight="bold" officeooo:rsid="001cb659" style:font-size-asian="12pt" style:font-weight-asian="bold" style:font-size-complex="12pt" style:font-weight-complex="bold"/>
    </style:style>
    <style:style style:name="T25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0"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1" style:family="text">
      <style:text-properties fo:font-size="12pt" fo:font-style="italic" officeooo:rsid="018d35cf" style:font-size-asian="12pt" style:font-style-asian="italic" style:font-size-complex="12pt" style:font-style-complex="italic"/>
    </style:style>
    <style:style style:name="T262" style:family="text">
      <style:text-properties fo:font-size="12pt" officeooo:rsid="011f736f" fo:background-color="#d4ea6b" loext:char-shading-value="0" style:font-size-asian="12pt" style:font-size-complex="12pt"/>
    </style:style>
    <style:style style:name="T263" style:family="text">
      <style:text-properties officeooo:rsid="007cd9bf"/>
    </style:style>
    <style:style style:name="T264" style:family="text">
      <style:text-properties officeooo:rsid="007dfa62"/>
    </style:style>
    <style:style style:name="T265" style:family="text">
      <style:text-properties officeooo:rsid="007f3fa0"/>
    </style:style>
    <style:style style:name="T266" style:family="text">
      <style:text-properties officeooo:rsid="0081365a"/>
    </style:style>
    <style:style style:name="T267" style:family="text">
      <style:text-properties officeooo:rsid="008368fb"/>
    </style:style>
    <style:style style:name="T268" style:family="text">
      <style:text-properties officeooo:rsid="0084f6a3"/>
    </style:style>
    <style:style style:name="T269" style:family="text">
      <style:text-properties officeooo:rsid="0087c063"/>
    </style:style>
    <style:style style:name="T270" style:family="text">
      <style:text-properties officeooo:rsid="008c5eaa"/>
    </style:style>
    <style:style style:name="T271" style:family="text">
      <style:text-properties officeooo:rsid="0094d3be"/>
    </style:style>
    <style:style style:name="T272" style:family="text">
      <style:text-properties officeooo:rsid="009fe6a0"/>
    </style:style>
    <style:style style:name="T273" style:family="text">
      <style:text-properties officeooo:rsid="00a62c5a"/>
    </style:style>
    <style:style style:name="T274" style:family="text">
      <style:text-properties fo:background-color="transparent" loext:char-shading-value="0"/>
    </style:style>
    <style:style style:name="T275" style:family="text">
      <style:text-properties officeooo:rsid="00c83b71" fo:background-color="transparent" loext:char-shading-value="0"/>
    </style:style>
    <style:style style:name="T276" style:family="text">
      <style:text-properties officeooo:rsid="00cf4e31" fo:background-color="transparent" loext:char-shading-value="0"/>
    </style:style>
    <style:style style:name="T277" style:family="text">
      <style:text-properties officeooo:rsid="00ccff99" fo:background-color="transparent" loext:char-shading-value="0"/>
    </style:style>
    <style:style style:name="T278" style:family="text">
      <style:text-properties officeooo:rsid="00fddc24" fo:background-color="transparent" loext:char-shading-value="0"/>
    </style:style>
    <style:style style:name="T279" style:family="text">
      <style:text-properties officeooo:rsid="00f55183" fo:background-color="transparent" loext:char-shading-value="0"/>
    </style:style>
    <style:style style:name="T280" style:family="text">
      <style:text-properties officeooo:rsid="00736ac3" fo:background-color="transparent" loext:char-shading-value="0"/>
    </style:style>
    <style:style style:name="T281" style:family="text">
      <style:text-properties officeooo:rsid="010f7e8f" fo:background-color="transparent" loext:char-shading-value="0"/>
    </style:style>
    <style:style style:name="T282" style:family="text">
      <style:text-properties officeooo:rsid="011002d2" fo:background-color="transparent" loext:char-shading-value="0"/>
    </style:style>
    <style:style style:name="T283" style:family="text">
      <style:text-properties officeooo:rsid="01323f6f" fo:background-color="transparent" loext:char-shading-value="0"/>
    </style:style>
    <style:style style:name="T284" style:family="text">
      <style:text-properties officeooo:rsid="00831ff7" fo:background-color="transparent" loext:char-shading-value="0"/>
    </style:style>
    <style:style style:name="T285" style:family="text">
      <style:text-properties officeooo:rsid="00759afe" fo:background-color="transparent" loext:char-shading-value="0"/>
    </style:style>
    <style:style style:name="T286" style:family="text">
      <style:text-properties officeooo:rsid="01a06674" fo:background-color="transparent" loext:char-shading-value="0"/>
    </style:style>
    <style:style style:name="T287" style:family="text">
      <style:text-properties fo:background-color="transparent" loext:char-shading-value="0" style:font-name-asian="Noto Serif CJK SC" style:font-name-complex="Lohit Devanagari1"/>
    </style:style>
    <style:style style:name="T288" style:family="text">
      <style:text-properties officeooo:rsid="01c3edf0" fo:background-color="transparent" loext:char-shading-value="0" style:font-name-asian="Noto Serif CJK SC" style:font-name-complex="Lohit Devanagari1"/>
    </style:style>
    <style:style style:name="T289" style:family="text">
      <style:text-properties officeooo:rsid="01c48914" fo:background-color="transparent" loext:char-shading-value="0" style:font-name-asian="Noto Serif CJK SC" style:font-name-complex="Lohit Devanagari1"/>
    </style:style>
    <style:style style:name="T290" style:family="text">
      <style:text-properties fo:background-color="transparent" loext:char-shading-value="0" style:font-name-asian="Liberation Serif" style:font-name-complex="Liberation Serif"/>
    </style:style>
    <style:style style:name="T291" style:family="text">
      <style:text-properties officeooo:rsid="0038ca75" fo:background-color="transparent" loext:char-shading-value="0" style:font-name-asian="Liberation Serif" style:font-name-complex="Liberation Serif"/>
    </style:style>
    <style:style style:name="T292" style:family="text">
      <style:text-properties officeooo:rsid="01bcd269" fo:background-color="transparent" loext:char-shading-value="0" style:font-name-asian="Liberation Serif" style:font-name-complex="Liberation Serif"/>
    </style:style>
    <style:style style:name="T293" style:family="text">
      <style:text-properties officeooo:rsid="01fc1a3b" fo:background-color="transparent" loext:char-shading-value="0"/>
    </style:style>
    <style:style style:name="T294" style:family="text">
      <style:text-properties officeooo:rsid="00b98b8f"/>
    </style:style>
    <style:style style:name="T295" style:family="text">
      <style:text-properties officeooo:rsid="00bde802"/>
    </style:style>
    <style:style style:name="T296" style:family="text">
      <style:text-properties officeooo:rsid="00be6c6e"/>
    </style:style>
    <style:style style:name="T297" style:family="text">
      <style:text-properties officeooo:rsid="00c185ed"/>
    </style:style>
    <style:style style:name="T298" style:family="text">
      <style:text-properties officeooo:rsid="00ccff99"/>
    </style:style>
    <style:style style:name="T299" style:family="text">
      <style:text-properties officeooo:rsid="00cf4e31"/>
    </style:style>
    <style:style style:name="T300" style:family="text">
      <style:text-properties officeooo:rsid="00d163f6"/>
    </style:style>
    <style:style style:name="T301" style:family="text">
      <style:text-properties officeooo:rsid="00d282c7"/>
    </style:style>
    <style:style style:name="T302" style:family="text">
      <style:text-properties officeooo:rsid="00d68270"/>
    </style:style>
    <style:style style:name="T303" style:family="text">
      <style:text-properties fo:font-size="10pt" style:font-size-asian="10pt" style:font-size-complex="10pt"/>
    </style:style>
    <style:style style:name="T304" style:family="text">
      <style:text-properties fo:font-size="10pt" fo:font-weight="normal" officeooo:rsid="00e4a677" style:font-size-asian="10pt" style:font-weight-asian="normal" style:font-size-complex="10pt" style:font-weight-complex="normal"/>
    </style:style>
    <style:style style:name="T305" style:family="text">
      <style:text-properties fo:font-size="10pt" fo:font-weight="normal" officeooo:rsid="00de6130" style:font-size-asian="10pt" style:font-weight-asian="normal" style:font-size-complex="10pt" style:font-weight-complex="normal"/>
    </style:style>
    <style:style style:name="T306" style:family="text">
      <style:text-properties officeooo:rsid="00dc7612"/>
    </style:style>
    <style:style style:name="T307" style:family="text">
      <style:text-properties officeooo:rsid="00e056ba"/>
    </style:style>
    <style:style style:name="T308" style:family="text">
      <style:text-properties officeooo:rsid="00e6aad3"/>
    </style:style>
    <style:style style:name="T309" style:family="text">
      <style:text-properties officeooo:rsid="00e7d66c"/>
    </style:style>
    <style:style style:name="T310" style:family="text">
      <style:text-properties officeooo:rsid="00ed8bcd"/>
    </style:style>
    <style:style style:name="T311" style:family="text">
      <style:text-properties officeooo:rsid="00ef82d1"/>
    </style:style>
    <style:style style:name="T312" style:family="text">
      <style:text-properties officeooo:rsid="00f113f5"/>
    </style:style>
    <style:style style:name="T313" style:family="text">
      <style:text-properties officeooo:rsid="00f19bb1"/>
    </style:style>
    <style:style style:name="T314" style:family="text">
      <style:text-properties officeooo:rsid="00f20b26"/>
    </style:style>
    <style:style style:name="T315" style:family="text">
      <style:text-properties officeooo:rsid="00f37b5d"/>
    </style:style>
    <style:style style:name="T316" style:family="text">
      <style:text-properties officeooo:rsid="00fa83ff"/>
    </style:style>
    <style:style style:name="T317" style:family="text">
      <style:text-properties style:font-name="Liberation Serif" officeooo:rsid="00fa83ff" style:font-name-asian="Liberation Serif" style:font-name-complex="Liberation Serif"/>
    </style:style>
    <style:style style:name="T318" style:family="text">
      <style:text-properties style:font-name="Liberation Serif" fo:font-weight="normal" officeooo:rsid="00fa83ff" style:font-name-asian="Liberation Serif" style:font-weight-asian="normal" style:font-name-complex="Liberation Serif" style:font-weight-complex="normal"/>
    </style:style>
    <style:style style:name="T319"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20" style:family="text">
      <style:text-properties style:font-name="Liberation Serif" officeooo:rsid="013ce3e2" fo:background-color="#d4ea6b" loext:char-shading-value="0" style:font-name-asian="Liberation Serif" style:font-name-complex="Liberation Serif"/>
    </style:style>
    <style:style style:name="T321" style:family="text">
      <style:text-properties style:font-name="Liberation Serif" fo:background-color="transparent" loext:char-shading-value="0" style:font-name-asian="Liberation Serif" style:font-name-complex="Liberation Serif"/>
    </style:style>
    <style:style style:name="T322" style:family="text">
      <style:text-properties style:font-name="Liberation Serif" officeooo:rsid="013ce3e2" fo:background-color="transparent" loext:char-shading-value="0" style:font-name-asian="Liberation Serif" style:font-name-complex="Liberation Serif"/>
    </style:style>
    <style:style style:name="T323" style:family="text">
      <style:text-properties officeooo:rsid="00fa83ff" style:font-name-asian="Noto Serif CJK SC" style:font-name-complex="Lohit Devanagari1"/>
    </style:style>
    <style:style style:name="T324" style:family="text">
      <style:text-properties officeooo:rsid="00fddc24"/>
    </style:style>
    <style:style style:name="T325" style:family="text">
      <style:text-properties style:text-line-through-style="none" style:text-line-through-type="none" style:font-name="Liberation Serif1" fo:font-size="12pt" officeooo:rsid="00e18059" style:font-size-asian="12pt" style:font-size-complex="12pt"/>
    </style:style>
    <style:style style:name="T326" style:family="text">
      <style:text-properties style:text-line-through-style="none" style:text-line-through-type="none" style:font-name="Liberation Serif1" fo:font-size="10pt" officeooo:rsid="00e18059" style:font-size-asian="10pt" style:font-size-complex="10pt"/>
    </style:style>
    <style:style style:name="T327" style:family="text">
      <style:text-properties style:text-line-through-style="none" style:text-line-through-type="none" fo:font-weight="bold"/>
    </style:style>
    <style:style style:name="T328" style:family="text">
      <style:text-properties officeooo:rsid="010bedd4"/>
    </style:style>
    <style:style style:name="T329" style:family="text">
      <style:text-properties officeooo:rsid="010f210b"/>
    </style:style>
    <style:style style:name="T330" style:family="text">
      <style:text-properties officeooo:rsid="010f672f"/>
    </style:style>
    <style:style style:name="T331" style:family="text">
      <style:text-properties officeooo:rsid="010f7e8f"/>
    </style:style>
    <style:style style:name="T332" style:family="text">
      <style:text-properties officeooo:rsid="011002d2"/>
    </style:style>
    <style:style style:name="T333" style:family="text">
      <style:text-properties officeooo:rsid="001a6616"/>
    </style:style>
    <style:style style:name="T334" style:family="text">
      <style:text-properties officeooo:rsid="01120f1d"/>
    </style:style>
    <style:style style:name="T335" style:family="text">
      <style:text-properties officeooo:rsid="011225c8"/>
    </style:style>
    <style:style style:name="T336" style:family="text">
      <style:text-properties officeooo:rsid="0123aec7"/>
    </style:style>
    <style:style style:name="T337" style:family="text">
      <style:text-properties officeooo:rsid="012493aa"/>
    </style:style>
    <style:style style:name="T338" style:family="text">
      <style:text-properties officeooo:rsid="009cf804"/>
    </style:style>
    <style:style style:name="T339" style:family="text">
      <style:text-properties officeooo:rsid="01294805"/>
    </style:style>
    <style:style style:name="T340" style:family="text">
      <style:text-properties officeooo:rsid="0129cdff"/>
    </style:style>
    <style:style style:name="T341" style:family="text">
      <style:text-properties officeooo:rsid="012b8622"/>
    </style:style>
    <style:style style:name="T342" style:family="text">
      <style:text-properties officeooo:rsid="012c149d"/>
    </style:style>
    <style:style style:name="T343" style:family="text">
      <style:text-properties officeooo:rsid="012c8f67"/>
    </style:style>
    <style:style style:name="T344" style:family="text">
      <style:text-properties officeooo:rsid="003ebef6"/>
    </style:style>
    <style:style style:name="T345" style:family="text">
      <style:text-properties officeooo:rsid="00b29ad6"/>
    </style:style>
    <style:style style:name="T346" style:family="text">
      <style:text-properties officeooo:rsid="012f8e3f"/>
    </style:style>
    <style:style style:name="T347" style:family="text">
      <style:text-properties officeooo:rsid="01300f04"/>
    </style:style>
    <style:style style:name="T348" style:family="text">
      <style:text-properties officeooo:rsid="01317dc1"/>
    </style:style>
    <style:style style:name="T349" style:family="text">
      <style:text-properties officeooo:rsid="01323f6f"/>
    </style:style>
    <style:style style:name="T350" style:family="text">
      <style:text-properties fo:background-color="#d4ea6b" loext:char-shading-value="0"/>
    </style:style>
    <style:style style:name="T351" style:family="text">
      <style:text-properties officeooo:rsid="00a9a976" fo:background-color="#d4ea6b" loext:char-shading-value="0"/>
    </style:style>
    <style:style style:name="T352" style:family="text">
      <style:text-properties officeooo:rsid="013ce3e2" fo:background-color="#d4ea6b" loext:char-shading-value="0" style:font-name-asian="Noto Serif CJK SC" style:font-name-complex="Lohit Devanagari1"/>
    </style:style>
    <style:style style:name="T353" style:family="text">
      <style:text-properties officeooo:rsid="013ce3e2"/>
    </style:style>
    <style:style style:name="T354"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55" style:family="text">
      <style:text-properties officeooo:rsid="0144c9a5"/>
    </style:style>
    <style:style style:name="T356" style:family="text">
      <style:text-properties officeooo:rsid="0149f08f"/>
    </style:style>
    <style:style style:name="T357" style:family="text">
      <style:text-properties officeooo:rsid="01502da0"/>
    </style:style>
    <style:style style:name="T358" style:family="text">
      <style:text-properties officeooo:rsid="01522764"/>
    </style:style>
    <style:style style:name="T359" style:family="text">
      <style:text-properties officeooo:rsid="0153611f"/>
    </style:style>
    <style:style style:name="T360" style:family="text">
      <style:text-properties officeooo:rsid="0155da56"/>
    </style:style>
    <style:style style:name="T361" style:family="text">
      <style:text-properties officeooo:rsid="015a4331"/>
    </style:style>
    <style:style style:name="T362" style:family="text">
      <style:text-properties officeooo:rsid="015be083"/>
    </style:style>
    <style:style style:name="T363" style:family="text">
      <style:text-properties officeooo:rsid="016d97df"/>
    </style:style>
    <style:style style:name="T364" style:family="text">
      <style:text-properties officeooo:rsid="016ef093"/>
    </style:style>
    <style:style style:name="T365" style:family="text">
      <style:text-properties fo:font-size="10.5pt" style:font-size-asian="10.5pt" style:font-size-complex="10.5pt"/>
    </style:style>
    <style:style style:name="T366" style:family="text">
      <style:text-properties fo:font-size="10.5pt" officeooo:rsid="016ef093" style:font-size-asian="10.5pt" style:font-size-complex="10.5pt"/>
    </style:style>
    <style:style style:name="T367" style:family="text">
      <style:text-properties officeooo:rsid="01717f3b"/>
    </style:style>
    <style:style style:name="T368" style:family="text">
      <style:text-properties fo:font-size="11pt" style:font-size-asian="11pt" style:font-size-complex="11pt"/>
    </style:style>
    <style:style style:name="T369" style:family="text">
      <style:text-properties fo:font-size="11pt" officeooo:rsid="01717f3b" style:font-size-asian="11pt" style:font-size-complex="11pt"/>
    </style:style>
    <style:style style:name="T370" style:family="text">
      <style:text-properties fo:font-size="11pt" officeooo:rsid="01903ee3" style:font-size-asian="11pt" style:font-size-complex="11pt"/>
    </style:style>
    <style:style style:name="T371" style:family="text">
      <style:text-properties officeooo:rsid="017235f2"/>
    </style:style>
    <style:style style:name="T372" style:family="text">
      <style:text-properties officeooo:rsid="0177fc0f"/>
    </style:style>
    <style:style style:name="T373" style:family="text">
      <style:text-properties officeooo:rsid="0184a6c7"/>
    </style:style>
    <style:style style:name="T374" style:family="text">
      <style:text-properties officeooo:rsid="018a682a"/>
    </style:style>
    <style:style style:name="T375" style:family="text">
      <style:text-properties officeooo:rsid="018d35cf"/>
    </style:style>
    <style:style style:name="T376" style:family="text">
      <style:text-properties officeooo:rsid="018f12da"/>
    </style:style>
    <style:style style:name="T377" style:family="text">
      <style:text-properties officeooo:rsid="0191df6b"/>
    </style:style>
    <style:style style:name="T378" style:family="text">
      <style:text-properties officeooo:rsid="01959e02"/>
    </style:style>
    <style:style style:name="T379" style:family="text">
      <style:text-properties officeooo:rsid="019729ae"/>
    </style:style>
    <style:style style:name="T380"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1" style:family="text">
      <style:text-properties officeooo:rsid="01a3ae75"/>
    </style:style>
    <style:style style:name="T382" style:family="text">
      <style:text-properties officeooo:rsid="009b83ca"/>
    </style:style>
    <style:style style:name="T383" style:family="text">
      <style:text-properties officeooo:rsid="01a4db1e"/>
    </style:style>
    <style:style style:name="T384" style:family="text">
      <style:text-properties officeooo:rsid="01bb60ac"/>
    </style:style>
    <style:style style:name="T385" style:family="text">
      <style:text-properties officeooo:rsid="01bbc3c4"/>
    </style:style>
    <style:style style:name="T386" style:family="text">
      <style:text-properties officeooo:rsid="01bcd269"/>
    </style:style>
    <style:style style:name="T387" style:family="text">
      <style:text-properties officeooo:rsid="01c5fceb"/>
    </style:style>
    <style:style style:name="T388" style:family="text">
      <style:text-properties officeooo:rsid="01c86555"/>
    </style:style>
    <style:style style:name="T389" style:family="text">
      <style:text-properties officeooo:rsid="01cc2393"/>
    </style:style>
    <style:style style:name="T390" style:family="text">
      <style:text-properties officeooo:rsid="01cd60aa"/>
    </style:style>
    <style:style style:name="T391" style:family="text">
      <style:text-properties officeooo:rsid="01d132b2"/>
    </style:style>
    <style:style style:name="T392" style:family="text">
      <style:text-properties officeooo:rsid="01d3ef7f"/>
    </style:style>
    <style:style style:name="T393" style:family="text">
      <style:text-properties officeooo:rsid="01d5aa46"/>
    </style:style>
    <style:style style:name="T394" style:family="text">
      <style:text-properties officeooo:rsid="01d9c1e5"/>
    </style:style>
    <style:style style:name="T395" style:family="text">
      <style:text-properties officeooo:rsid="01da4d70"/>
    </style:style>
    <style:style style:name="T396" style:family="text">
      <style:text-properties fo:background-color="#ffff00" loext:char-shading-value="0"/>
    </style:style>
    <style:style style:name="T397" style:family="text">
      <style:text-properties officeooo:rsid="01e1b0d4"/>
    </style:style>
    <style:style style:name="T398" style:family="text">
      <style:text-properties officeooo:rsid="01e332fa"/>
    </style:style>
    <style:style style:name="T399" style:family="text">
      <style:text-properties fo:color="#000000" loext:opacity="100%" style:font-name="arial" fo:font-size="12pt"/>
    </style:style>
    <style:style style:name="T400" style:family="text">
      <style:text-properties fo:color="#000000" loext:opacity="100%" style:font-name="Liberation Serif1" fo:font-size="11pt" style:font-size-asian="11pt" style:font-size-complex="11pt"/>
    </style:style>
    <style:style style:name="T401" style:family="text">
      <style:text-properties officeooo:rsid="000df69f"/>
    </style:style>
    <style:style style:name="T402" style:family="text">
      <style:text-properties officeooo:rsid="01eb0b0d"/>
    </style:style>
    <style:style style:name="T403" style:family="text">
      <style:text-properties officeooo:rsid="01ee9c1b"/>
    </style:style>
    <style:style style:name="T404" style:family="text">
      <style:text-properties officeooo:rsid="01f3bf56"/>
    </style:style>
    <style:style style:name="T405" style:family="text">
      <style:text-properties officeooo:rsid="01f4c0d9"/>
    </style:style>
    <style:style style:name="T406" style:family="text">
      <style:text-properties officeooo:rsid="01f7bcd3"/>
    </style:style>
    <style:style style:name="T407" style:family="text">
      <style:text-properties officeooo:rsid="01f97fb9"/>
    </style:style>
    <style:style style:name="T408" style:family="text">
      <style:text-properties officeooo:rsid="01fcebc9"/>
    </style:style>
    <style:style style:name="T409" style:family="text">
      <style:text-properties officeooo:rsid="0200ff6f"/>
    </style:style>
    <style:style style:name="T410" style:family="text">
      <style:text-properties officeooo:rsid="0203f98e"/>
    </style:style>
    <style:style style:name="T411"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12"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13" style:family="text">
      <style:text-properties fo:font-variant="normal" fo:text-transform="none" style:font-name="Liberation Serif1" fo:font-size="12pt" fo:letter-spacing="normal" fo:font-style="normal" fo:font-weight="bold" style:font-size-asian="12pt" style:font-style-asian="italic" style:font-weight-asian="bold" style:font-size-complex="12pt" style:font-style-complex="italic" style:font-weight-complex="bold"/>
    </style:style>
    <style:style style:name="T414" style:family="text">
      <style:text-properties officeooo:rsid="020b0d7b"/>
    </style:style>
    <style:style style:name="T415" style:family="text">
      <style:text-properties officeooo:rsid="02102452"/>
    </style:style>
    <style:style style:name="T416" style:family="text">
      <style:text-properties officeooo:rsid="0211a3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47">Project</text:span></text:p>
      <text:p text:style-name="P19">David Gnabasik 2023-0<text:span text:style-name="T389">7</text:span>-<text:span text:style-name="T389">0</text:span><text:span text:style-name="T409">7</text:span></text:p>
      <text:p text:style-name="P147"/>
      <text:h text:style-name="Heading_20_3" text:outline-level="3">Program <text:span text:style-name="T295">G</text:span>oals</text:h>
      <text:list xml:id="list237542276" text:style-name="L1">
        <text:list-item>
          <text:p text:style-name="P182"><text:span text:style-name="T348">Use and instantiation of SAREF </text:span>data <text:span text:style-name="T348">per </text:span><text:span text:style-name="T76">STF 641 EN 303 760</text:span><text:span text:style-name="T348">:</text:span></text:p>
        </text:list-item>
      </text:list>
      <text:list xml:id="list3953722943" text:style-name="L2">
        <text:list-item>
          <text:list>
            <text:list-item>
              <text:p text:style-name="P185"><text:span text:style-name="T320">√</text:span><text:span text:style-name="T352"> </text:span><text:span text:style-name="T348">s</text:span>emantically enrich <text:span text:style-name="T348">data;</text:span></text:p>
            </text:list-item>
            <text:list-item>
              <text:p text:style-name="P186">test enriched data;</text:p>
            </text:list-item>
            <text:list-item>
              <text:p text:style-name="P186">ensure data compliance;</text:p>
            </text:list-item>
            <text:list-item>
              <text:p text:style-name="P186">provide complete example.</text:p>
            </text:list-item>
          </text:list>
        </text:list-item>
      </text:list>
      <text:list xml:id="list172551525823564" text:continue-list="list237542276" text:style-name="L1">
        <text:list-item>
          <text:p text:style-name="P182"><text:span text:style-name="T320">√</text:span><text:span text:style-name="T352"> </text:span><text:span text:style-name="T348">G</text:span>enerat<text:span text:style-name="T302">e</text:span> OWL <text:span text:style-name="T300">entities for a </text:span><text:span text:style-name="T14">time series</text:span><text:span text:style-name="T348"> </text:span>data stream source <text:span text:style-name="T300">by </text:span><text:span text:style-name="T297">a</text:span>utomatically <text:span text:style-name="T300">deriving them from </text:span><text:span text:style-name="T297">the </text:span><text:span text:style-name="T300">most similar </text:span>SAREF <text:span text:style-name="T300">parent entity or</text:span><text:span text:style-name="T297"> pattern </text:span><text:span text:style-name="T348">using </text:span><text:span text:style-name="T353">the GraphDB </text:span><text:span text:style-name="T348">similarity index </text:span><text:span text:style-name="T353">for the </text:span><text:span text:style-name="T74">merged-ontology</text:span><text:span text:style-name="T353"> repository.</text:span></text:p>
        </text:list-item>
        <text:list-item>
          <text:p text:style-name="P187"><text:span text:style-name="T320">√</text:span><text:span text:style-name="T352"> </text:span>Integrate existing time series ontologies (Interconnect?) with the SAREF ontology.</text:p>
        </text:list-item>
        <text:list-item>
          <text:p text:style-name="P183">Provide a streaming sensor data server for co<text:span text:style-name="T296">n</text:span>sumption by Python, Golang, Java clients. </text:p>
        </text:list-item>
        <text:list-item>
          <text:p text:style-name="P183">Provide<text:span text:style-name="T335"> </text:span><text:span text:style-name="T47">a </text:span><text:span text:style-name="T29">publish/subscribe </text:span><text:span text:style-name="T48">web service </text:span><text:span text:style-name="T47">mechanism </text:span><text:span text:style-name="T49">that delivers </text:span><text:span text:style-name="T15">graph patterns</text:span><text:span text:style-name="T48">.</text:span></text:p>
        </text:list-item>
        <text:list-item>
          <text:p text:style-name="P184">Provide <text:span text:style-name="T299">continuous </text:span><text:span text:style-name="T301">and repeatable</text:span><text:span text:style-name="T299"> </text:span>test data for digital-twin simulations<text:span text:style-name="T298">.</text:span></text:p>
        </text:list-item>
        <text:list-item>
          <text:p text:style-name="P188"><text:span text:style-name="T283">Allow a client t</text:span><text:span text:style-name="T275">o </text:span><text:span text:style-name="T25">compare and </text:span><text:span text:style-name="T26">compose</text:span><text:span text:style-name="T282"> </text:span><text:span text:style-name="T283">time series </text:span><text:span text:style-name="T282">data streams constrained by </text:span><text:span text:style-name="T276">an </text:span><text:span text:style-name="T277">ontolog</text:span><text:span text:style-name="T276">ical</text:span><text:span text:style-name="T277"> data model. </text:span><text:span text:style-name="T349">Define these metadata characteristics and comparison algorithms </text:span></text:p>
        </text:list-item>
        <text:list-item>
          <text:p text:style-name="P189"><text:span text:style-name="T71">Everything </text:span>is an ontology <text:span text:style-name="T416">that is stored in a graph </text:span>database; there is no relational database.</text:p>
        </text:list-item>
      </text:list>
      <text:h text:style-name="P172" text:outline-level="3"><text:span text:style-name="T390">Task</text:span>s</text:h>
      <text:p text:style-name="P176">Each microservice must have a single, defined responsibility with its own API, <text:span text:style-name="T406">which is accessed </text:span><text:span text:style-name="T78">only</text:span><text:span text:style-name="T406"> through a predefined ontology. <text:s/></text:span>Partition <text:span text:style-name="T391">microservices </text:span>by TASK domain (business capabilities), not technology domains. <text:span text:style-name="T408">Each service d</text:span><text:span text:style-name="T99">efine</text:span><text:span text:style-name="T100">s</text:span><text:span text:style-name="T99"> </text:span><text:span text:style-name="T104">&amp;</text:span><text:span text:style-name="T102"> contributes to a</text:span><text:span text:style-name="T100"> </text:span><text:span text:style-name="T103">progressive </text:span><text:span text:style-name="T100">o</text:span><text:span text:style-name="T101">ntology. </text:span><text:span text:style-name="T104">The ontologies substitute for programming interfaces.</text:span></text:p>
      <text:list xml:id="list3446757089" text:style-name="L3">
        <text:list-item>
          <text:p text:style-name="P217"><text:span text:style-name="T21">Authentication</text:span><text:span text:style-name="T60">: r</text:span><text:span text:style-name="T29">egister / </text:span><text:span text:style-name="T60">l</text:span><text:span text:style-name="T59">ogin</text:span><text:span text:style-name="T391"> </text:span>tasks: register with unique email, username, password, <text:span text:style-name="T394">&amp; </text:span>full name <text:span text:style-name="T394">with default Consumer role. API={register &lt;form data&gt;; </text:span><text:span text:style-name="T191">login &lt;myName&gt;; logout; </text:span><text:span text:style-name="T192">(logAction)</text:span><text:span text:style-name="T394">} </text:span><text:span text:style-name="T395">Wh</text:span><text:span text:style-name="T410">at</text:span><text:span text:style-name="T395"> if </text:span><text:span text:style-name="T404">already</text:span><text:span text:style-name="T395"> registered? </text:span><text:a xlink:type="simple" xlink:href="https://saref.etsi.org/saref4data/v1.0.1/authentication" text:style-name="Internet_20_link" text:visited-style-name="Visited_20_Internet_20_Link"><text:span text:style-name="T395">https://saref.etsi.org/saref4data/v1.0.1/authentication</text:span></text:a></text:p>
        </text:list-item>
        <text:list-item>
          <text:p text:style-name="P218"><text:span text:style-name="T2">InferencePipeline</text:span>: Uses <text:span text:style-name="T293">a topologically sorted graph </text:span><text:span text:style-name="T274">to manage the </text:span><text:span text:style-name="T293">microservice</text:span><text:span text:style-name="T274">s. Hosts the </text:span><text:span text:style-name="T105">inference engine. </text:span></text:p>
        </text:list-item>
        <text:list-item>
          <text:p text:style-name="P219"><text:span text:style-name="T24">UserInterface</text:span>: define how data is delivered to the client. <text:span text:style-name="T408">Web vs terminal.</text:span></text:p>
        </text:list-item>
        <text:list-item>
          <text:p text:style-name="P220"><text:span text:style-name="T94">S</text:span><text:span text:style-name="T95">ensor</text:span><text:span text:style-name="T94">S</text:span><text:span text:style-name="T95">tream</text:span><text:span text:style-name="T190">: </text:span><text:span text:style-name="T192">Read-only c</text:span>lient requests,<text:span text:style-name="T395"> receives </text:span><text:span text:style-name="T190">streaming sensor data: </text:span><text:span text:style-name="T191">API={groups; group.device &lt;group&gt;; timeseries &lt;group.device&gt;; count &lt;group.device&gt;; data &lt;group.device&gt;; stop} </text:span><text:span text:style-name="T193">Auto-save data requests per client in JSON file. Define</text:span><text:span text:style-name="T194">s</text:span><text:span text:style-name="T193"> </text:span><text:span text:style-name="T194">a </text:span><text:span text:style-name="T196">SAREF-</text:span><text:span text:style-name="T198">focused</text:span><text:span text:style-name="T197"> </text:span><text:span text:style-name="T194">o</text:span><text:span text:style-name="T195">ntology.</text:span></text:p>
        </text:list-item>
        <text:list-item>
          <text:p text:style-name="P221"><text:span text:style-name="T2">RDFgraph</text:span>: Expose SPARQL endpoint. <text:span text:style-name="T394">API={</text:span>triples <text:span text:style-name="T394">&lt;group.device&gt;; </text:span>query &lt;query} <text:span text:style-name="T405">Auto-save queries per client in JSON file. D</text:span><text:span text:style-name="T49">eliver graph patterns</text:span><text:span text:style-name="T48">. </text:span></text:p>
        </text:list-item>
        <text:list-item>
          <text:p text:style-name="P222"><text:span text:style-name="T14">A</text:span><text:span text:style-name="T2">nalysis</text:span><text:span text:style-name="T22">Engine</text:span><text:span text:style-name="T29">: perform statistical / graphical analysis of sensor data streams. Define</text:span><text:span text:style-name="T61">s</text:span><text:span text:style-name="T29"> </text:span><text:span text:style-name="T61">an o</text:span><text:span text:style-name="T62">ntology. </text:span></text:p>
        </text:list-item>
        <text:list-item>
          <text:p text:style-name="P222"><text:span text:style-name="T2">Simulation</text:span>: feed <text:span text:style-name="T29">sensor data streams into </text:span><text:span text:style-name="T63">(Modelica) </text:span><text:span text:style-name="T29">simulation components. </text:span></text:p>
        </text:list-item>
      </text:list>
      <text:p text:style-name="P175"/>
      <text:p text:style-name="P175">All docker containers are created within the docker0 bridge network. The Docker0 bridge allows port mapping and linking to allow communication among containers or communication between container and host. Single-host networking.</text:p>
      <text:p text:style-name="P174"><text:a xlink:type="simple" xlink:href="https://cloudkul.com/blog/understanding-communication-docker-containers/" text:style-name="Internet_20_link" text:visited-style-name="Visited_20_Internet_20_Link">https://cloudkul.com/blog/understanding-communication-docker-containers/</text:a> </text:p>
      <text:p text:style-name="P174"><text:a xlink:type="simple" xlink:href="https://www.tutorialworks.com/container-networking/" text:style-name="Internet_20_link" text:visited-style-name="Visited_20_Internet_20_Link">https://www.tutorialworks.com/container-networking/</text:a> </text:p>
      <text:p text:style-name="P174">The virtual machine advertises "Help wanted" for a particular (IoT data science / graph) problem.</text:p>
      <text:p text:style-name="P174"><text:soft-page-break/>Find SAREF graphs patterns within IoT data AND between different data streams: functional dependence!</text:p>
      <text:p text:style-name="P174">Define an IoT "cloud" that solves simulation problems.</text:p>
      <text:p text:style-name="P174">Get GraphDB and IoTDB to work cooperatively for clients through <text:span text:style-name="T392">micro</text:span>services.</text:p>
      <text:p text:style-name="P174">The client discovers the VM problem and submits an ontological application.</text:p>
      <text:p text:style-name="P174">The VM and the client handshake using a common ontology.</text:p>
      <text:p text:style-name="P174">The problem space is represented as a graph that can be exactly defined and topologically sorted.</text:p>
      <text:p text:style-name="P174">Packaging as a docker container is required if you’re running Go on Kubernetes.</text:p>
      <text:p text:style-name="P174">Kubernetes is a container orchestration system for Docker containers that is more extensive than Docker Swarm.</text:p>
      <text:p text:style-name="P174">The API Gateway pattern consolidates API requests and routes them to the appropriate microservices, simplifying communication between services and clients.</text:p>
      <text:p text:style-name="P174">An event-driven architecture enables microservices to communicate asynchronously through events.</text:p>
      <text:p text:style-name="P174">With Linux control groups (cgroups), each application code set gets its private domain, ensuring they don’t interfere with each other’s operation.</text:p>
      <text:p text:style-name="P174">Containerized microservices:</text:p>
      <text:list xml:id="list1533377150" text:style-name="L4">
        <text:list-item>
          <text:p text:style-name="P223">Design the application to run as microservices; build and unit-test them locally, without any cloud or container infrastructure.</text:p>
        </text:list-item>
        <text:list-item>
          <text:p text:style-name="P223">Package each microservice to run in a Docker container, and do local integration testing using Docker Compose, without any cloud infrastructure.</text:p>
        </text:list-item>
        <text:list-item>
          <text:p text:style-name="P223">Deploy the combined application in Docker Swarm (or Kubernetes) using Docker Desktop or Minikube to test it locally, again without any cloud infrastructure.</text:p>
        </text:list-item>
        <text:list-item>
          <text:p text:style-name="P223">Deploy the same application to a public-cloud Kubernetes cluster (AWS EKS, Google GKE, Azure AKS, ...) using the cloud's DNS and load balancing capabilities.</text:p>
        </text:list-item>
      </text:list>
      <text:p text:style-name="P174">Necessary tools for working with microservices:</text:p>
      <text:list xml:id="list3887358239" text:style-name="L5">
        <text:list-item>
          <text:p text:style-name="P224">Container, Orchestration systems, Infrastructure as Code (IaC)</text:p>
        </text:list-item>
        <text:list-item>
          <text:p text:style-name="P224">Cloud and serverless infrastructures</text:p>
        </text:list-item>
        <text:list-item>
          <text:p text:style-name="P224">API gateways</text:p>
        </text:list-item>
        <text:list-item>
          <text:p text:style-name="P224">Enterprise Service Bus</text:p>
        </text:list-item>
        <text:list-item>
          <text:p text:style-name="P224">Service discovery.</text:p>
        </text:list-item>
      </text:list>
      <text:p text:style-name="P175"/>
      <text:h text:style-name="Heading_20_3" text:outline-level="3"><text:span text:style-name="T398">References</text:span><text:span text:style-name="T399"><text:line-break/></text:span><text:a xlink:type="simple" xlink:href="https://cran.r-project.org/web/packages/forecast/forecast.pdf" office:target-frame-name="_blank" xlink:show="new" text:style-name="Internet_20_link" text:visited-style-name="Visited_20_Internet_20_Link"><text:span text:style-name="T368">https://cran.r-project.org/web/packages/forecast/forecast.pdf</text:span></text:a><text:span text:style-name="T400"><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68">https://cran.r-project.org/web/views/TimeSeries.html</text:span></text:a><text:span text:style-name="T400"><text:line-break/></text:span><text:bookmark text:name="OBJ_PREFIX_DWT74_com_zimbra_url"/><text:a xlink:type="simple" xlink:href="https://rc2e.com/timeseriesanalysis" office:target-frame-name="_blank" xlink:show="new" text:style-name="Internet_20_link" text:visited-style-name="Visited_20_Internet_20_Link"><text:span text:style-name="T368">https://rc2e.com/timeseriesanalysis</text:span></text:a><text:span text:style-name="T400"><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68">https://a-little-book-of-r-for-time-series.readthedocs.io/en/latest/src/timeseries.html</text:span></text:a></text:h>
      <text:p text:style-name="P14"/>
      <text:h text:style-name="P173" text:outline-level="3">Constraints</text:h>
      <text:list xml:id="list4277814386" text:style-name="L6">
        <text:list-item>
          <text:p text:style-name="P210"><text:span text:style-name="T115">While it </text:span><text:span text:style-name="T114">i</text:span><text:span text:style-name="T115">s s</text:span><text:span text:style-name="T116">traightforward </text:span><text:span text:style-name="T115">to produce synthetic data with random behavior using existing data generators, it </text:span><text:span text:style-name="T114">i</text:span><text:span text:style-name="T115">s difficult to emulate specific IoT device behaviors. </text:span></text:p>
        </text:list-item>
        <text:list-item>
          <text:p text:style-name="P210"><text:span text:style-name="T143">Each dataset </text:span><text:span text:style-name="T144">could be CONSTRUCTed as </text:span><text:span text:style-name="T143">a unique </text:span><text:span text:style-name="T145">Named Graph </text:span><text:span text:style-name="T143">to </text:span><text:span text:style-name="T146">act as a namespace and to </text:span><text:span text:style-name="T143">allow </text:span><text:span text:style-name="T146">the </text:span><text:span text:style-name="T143">filtering and combination of data from different data streams? </text:span></text:p>
        </text:list-item>
        <text:list-item>
          <text:p text:style-name="P190">Use conditional probabilities to find patterns?</text:p>
        </text:list-item>
        <text:list-item>
          <text:p text:style-name="P211"><text:span text:style-name="T147">The </text:span><text:span text:style-name="T144">periodic collection </text:span><text:span text:style-name="T147">of each </text:span><text:span text:style-name="T144">aligned </text:span><text:span text:style-name="T147">data row can be </text:span><text:span text:style-name="T144">delivered to the client at any speed</text:span><text:span text:style-name="T147">. The sequence of data rows is deterministic unless the user requests a random sample. </text:span></text:p>
        </text:list-item>
        <text:list-item>
          <text:p text:style-name="P212"><text:span text:style-name="T93">GraphDB </text:span><text:span text:style-name="T92">SPARQL endpoint</text:span><text:span text:style-name="T189">: </text:span><text:a xlink:type="simple" xlink:href="https://pkg.go.dev/github.com/datacommonsorg/mixer/sparql" text:style-name="Internet_20_link" text:visited-style-name="Visited_20_Internet_20_Link"><text:span text:style-name="T189">https://pkg.go.dev/github.com/datacommonsorg/mixer/sparql</text:span></text:a><text:span text:style-name="T189"> </text:span><text:a xlink:type="simple" xlink:href="https://maastrichtu-ids.github.io/best-practices/docs/publish-data/" text:style-name="Internet_20_link" text:visited-style-name="Visited_20_Internet_20_Link"><text:span text:style-name="T189">https://maastrichtu-ids.github.io/best-practices/docs/publish-data/</text:span></text:a><text:span text:style-name="T189"> </text:span><text:a xlink:type="simple" xlink:href="https://query.saref.etsi.org/" text:style-name="Internet_20_link" text:visited-style-name="Visited_20_Internet_20_Link"><text:span text:style-name="T199">https://query.</text:span></text:a><text:a xlink:type="simple" xlink:href="https://query.saref.etsi.org/" text:style-name="Internet_20_link" text:visited-style-name="Visited_20_Internet_20_Link"><text:span text:style-name="T411">saref.etsi</text:span></text:a><text:a xlink:type="simple" xlink:href="https://query.saref.etsi.org/" text:style-name="Internet_20_link" text:visited-style-name="Visited_20_Internet_20_Link"><text:span text:style-name="T199">.org/</text:span></text:a><text:span text:style-name="T189"> </text:span></text:p>
        </text:list-item>
        <text:list-item>
          <text:p text:style-name="P201"><text:soft-page-break/><text:span text:style-name="T2">HTTP/2 and WebSockets </text:span>definitely address several problems not addressed by HTTP 1.1. <text:span text:style-name="T378">Use between router and databases.</text:span></text:p>
        </text:list-item>
        <text:list-item>
          <text:p text:style-name="P201">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201">Real-Time Streaming Protocol (<text:span text:style-name="T2">RTSP</text:span>)</text:p>
        </text:list-item>
        <text:list-item>
          <text:p text:style-name="P201"><text:span text:style-name="T218">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201"><text:span text:style-name="T71">Data Catalogue Vocabulary Application Profile</text:span>:: <text:a xlink:type="simple" xlink:href="https://en.wikipedia.org/wiki/Linked_Data_Platform" text:style-name="Internet_20_link" text:visited-style-name="Visited_20_Internet_20_Link"><text:span text:style-name="T365">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201">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201"><text:span text:style-name="T2">MQTT</text:span> is a lightweight, pub/sub messaging protocol designed for IoT devices.</text:p>
        </text:list-item>
        <text:list-item>
          <text:p text:style-name="P201">As of 2022, <text:span text:style-name="T378">cannot </text:span>directly call a <text:span text:style-name="T2">gRPC</text:span> service from a browser. gRPC heavily uses HTTP/2 features and no browser provides the level of control required over web requests to support a gRPC client. <text:span text:style-name="T51">B</text:span>rowsers do not allow a caller to require that HTTP/2 be used, or provide access to HTTP/2 frames.</text:p>
        </text:list-item>
        <text:list-item>
          <text:p text:style-name="P201"><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78">s</text:span> with limited connectivity.</text:p>
        </text:list-item>
        <text:list-item>
          <text:p text:style-name="P201"><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201"><text:span text:style-name="T2">Event-Driven Architecture </text:span>(EDA) events trigger and communicate changes between different components or services within a system, reduc<text:span text:style-name="T378">i</text:span>ng the need for repeated polling of resources, which can be resource-intensive and time-consuming in REST-based systems.</text:p>
        </text:list-item>
        <text:list-item>
          <text:p text:style-name="P201"><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721919314" text:style-name="L7">
        <text:list-item>
          <text:p text:style-name="P193"><text:soft-page-break/><text:span text:style-name="T2">IEC-81346</text:span> defines the Aspect Object technology needed to structure information related to various views (eg, product, function or location) of an industrial system. </text:p>
        </text:list-item>
        <text:list-item>
          <text:p text:style-name="P193"><text:span text:style-name="T2">IEC 62832</text:span> defines a digital factory framework with the representation of the factory’s assets at its center</text:p>
        </text:list-item>
        <text:list-item>
          <text:p text:style-name="P202"><text:span text:style-name="T232">Microsoft's framework for defining digital twins with DTDL → </text:span><text:a xlink:type="simple" xlink:href="https://learn.microsoft.com/en-us/azure/digital-twins/concepts-models" text:style-name="Internet_20_link" text:visited-style-name="Visited_20_Internet_20_Link"><text:span text:style-name="T232">https://learn.microsoft.com/en-us/azure/digital-twins/concepts-models</text:span></text:a><text:span text:style-name="T232"> </text:span></text:p>
        </text:list-item>
        <text:list-item>
          <text:p text:style-name="P193"><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93"><text:span text:style-name="T2">ISO/AWI 23247</text:span> drives the use of digital twins for manufacturing by defining a reference architecture.</text:p>
        </text:list-item>
        <text:list-item>
          <text:p text:style-name="P194"><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71">the</text:span> Grafana visualization tool.</text:p>
        </text:list-item>
      </text:list>
      <text:h text:style-name="Heading_20_3" text:outline-level="3">Datasets</text:h>
      <text:p text:style-name="P26"><text:span text:style-name="T319">√</text:span><text:span text:style-name="T28"> </text:span><text:span text:style-name="T2">Ecobee Thermostat dataset</text:span>: <text:span text:style-name="T71">../digital-twins/</text:span><text:span text:style-name="T73">ecobee/clean_data</text:span></text:p>
      <text:p text:style-name="P3"><text:a xlink:type="simple" xlink:href="https://bbd.labworks.org/ds/bbd/ecobee" text:style-name="Internet_20_link" text:visited-style-name="Visited_20_Internet_20_Link"><text:span text:style-name="T232">https://bbd.labworks.org/ds/bbd/ecobee</text:span></text:a><text:span text:style-name="T232"> </text:span><text:a xlink:type="simple" xlink:href="https://www.osti.gov/dataexplorer/biblio/dataset/1854924" text:style-name="Internet_20_link" text:visited-style-name="Visited_20_Internet_20_Link"><text:span text:style-name="T232">https://www.osti.gov/dataexplorer/biblio/dataset/1854924</text:span></text:a><text:span text:style-name="T232"> </text:span></text:p>
      <text:p text:style-name="P143">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75">Each of the 12 cleaned csv files Jan_clean through Dec_clean have the same data schema. </text:span></text:p>
      <text:p text:style-name="P27"><text:span text:style-name="T319">√</text:span><text:span text:style-name="T28"> </text:span><text:span text:style-name="T27">Synthetic </text:span><text:span text:style-name="T2">ToN_IoT datasets</text:span> (telemetry datasets of IoT and IIoT sensors): <text:span text:style-name="T71">../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1">Data records include: </text:span><text:span text:style-name="T242">Modbus, motion &amp; light, Thermostat, weather data. </text:span><text:span text:style-name="T232">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40">The 4 files {IoT_Weather.csv, IoT_Thermostat.csv, IoT_Modbus.csv, IoT_Motion_Light.csv} were consolidated into a single </text:span><text:span text:style-name="T261">Synthetic_</text:span><text:span text:style-name="T259">ToN_IoT.</text:span><text:span text:style-name="T260">csv</text:span><text:span text:style-name="T254"> file. All 5 files were loaded into IotDB. </text:span><text:span text:style-name="T255">Type; {backdoor, ddos, injection, normal, password, ransomware, scanning, xss}</text:span></text:p>
      <text:p text:style-name="P5"><text:span text:style-name="T232"><text:s/></text:span><text:a xlink:type="simple" xlink:href="https://en.wikipedia.org/wiki/Modbus" text:style-name="Internet_20_link" text:visited-style-name="Visited_20_Internet_20_Link"><text:span text:style-name="T232">https://en.wikipedia.org/wiki/Modbus</text:span></text:a><text:span text:style-name="T232"> </text:span></text:p>
      <text:p text:style-name="P28"/>
      <text:p text:style-name="P158"><text:span text:style-name="T319">√</text:span><text:span text:style-name="T97"> </text:span><text:span text:style-name="T90">Smart Home Dataset with weather Information</text:span><text:span text:style-name="T85">: </text:span><text:span text:style-name="T86">../digital-twins/smart.home.weather/</text:span><text:span text:style-name="T89">H</text:span><text:span text:style-name="T87">omeC.csv</text:span></text:p>
      <text:p text:style-name="P2"><text:a xlink:type="simple" xlink:href="https://www.kaggle.com/datasets/taranvee/smart-home-dataset-with-weather-information" text:style-name="Internet_20_link" text:visited-style-name="Visited_20_Internet_20_Link"><text:span text:style-name="T232">https://www.kaggle.com/datasets/taranvee/smart-home-dataset-with-weather-information</text:span></text:a></text:p>
      <text:p text:style-name="P29">Home energy use measurements and weather data.</text:p>
      <text:p text:style-name="P21"/>
      <text:p text:style-name="P159"><text:span text:style-name="T319">√</text:span><text:span text:style-name="T97"> </text:span><text:span text:style-name="T90">Open Power</text:span><text:span text:style-name="T91">com</text:span><text:span text:style-name="T90"> System Dataset</text:span><text:span text:style-name="T85">: </text:span><text:span text:style-name="T86">../digital-twins/opsd.household/household_data_</text:span><text:span text:style-name="T89">{1,15,</text:span><text:span text:style-name="T86">60</text:span><text:span text:style-name="T89">}</text:span><text:span text:style-name="T86">min_singleindex.csv</text:span></text:p>
      <text:p text:style-name="P148"><text:a xlink:type="simple" xlink:href="https://open-power-system-data.org/" text:style-name="Internet_20_link" text:visited-style-name="Visited_20_Internet_20_Link"><text:span text:style-name="T106">https://open-power-system-data.org/</text:span></text:a><text:span text:style-name="T106"> </text:span></text:p>
      <text:p text:style-name="P21"><text:span text:style-name="T200">H</text:span>ousehold load and solar generation in minutely to hourly resolution.</text:p>
      <text:p text:style-name="P145"/>
      <text:p text:style-name="P160"><text:span text:style-name="T319">√</text:span><text:span text:style-name="T97"> </text:span><text:span text:style-name="T96">Commercial Building Energy Dataset (IITD)</text:span><text:span text:style-name="T98">: </text:span><text:span text:style-name="T88">../digital-twins/combed.iiitd</text:span></text:p>
      <text:p text:style-name="P6"><text:a xlink:type="simple" xlink:href="http://combed.github.io/" text:style-name="Internet_20_link" text:visited-style-name="Visited_20_Internet_20_Link"><text:span text:style-name="T243">http://combed.github.io/</text:span></text:a></text:p>
      <text:p text:style-name="P30"><text:soft-page-break/><text:span text:style-name="T64">Commercial Building </text:span>current, energy, power, lifts, lights. <text:s/><text:span text:style-name="T376">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03">ft</text:span>^2/year</text:p>
      <text:p text:style-name="P30"/>
      <text:p text:style-name="P126">MINES Building <text:span text:style-name="T401">Dataset: </text:span></text:p>
      <text:p text:style-name="P127"/>
      <text:p text:style-name="P31"><text:span text:style-name="T3">A</text:span><text:span text:style-name="T2">lmanac </text:span><text:span text:style-name="T3">of Minutely Power datasets</text:span><text:span text:style-name="T201">: </text:span><text:span text:style-name="T72">../digital-twins/</text:span><text:span text:style-name="T71">AMP</text:span> </text:p>
      <text:p text:style-name="P6"><text:a xlink:type="simple" xlink:href="http://ampds.org/" office:target-frame-name="_blank" xlink:show="new" text:style-name="Internet_20_link" text:visited-style-name="Visited_20_Internet_20_Link"><text:span text:style-name="T243">http://ampds.org/</text:span></text:a></text:p>
      <text:p text:style-name="P82">Electricity, natural gas, water quality, climate. <text:span text:style-name="T376">Files include: </text:span><text:s/><text:span text:style-name="T368">AMPds2.h5, Electricity_S.csv, NaturalGas_HeatValues.csv, Climate_HistoricalNormals.csv, NaturalGas_Monthly.csv, Climate_HourlyWeather.csv, Electricity_TVE.csv, </text:span><text:span text:style-name="T370">E</text:span><text:span text:style-name="T368">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49"><text:span text:style-name="T117">Deep Learning for IoT Big Data and Streaming Analytics</text:span><text:span text:style-name="T106">: </text:span><text:a xlink:type="simple" xlink:href="https://arxiv.org/pdf/1712.04301.pdf" text:style-name="Internet_20_link" text:visited-style-name="Visited_20_Internet_20_Link"><text:span text:style-name="T106">https://arxiv.org/pdf/1712.04301.pdf</text:span></text:a><text:span text:style-name="T106">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1">Synthetic Data Generation for the Internet of Things</text:span>: </text:p>
      <text:p text:style-name="P149"><text:a xlink:type="simple" xlink:href="https://tigerprints.clemson.edu/cgi/viewcontent.cgi?article=1035&amp;context=computing_pubs" text:style-name="Internet_20_link" text:visited-style-name="Visited_20_Internet_20_Link"><text:span text:style-name="T106">https://tigerprints.clemson.edu/cgi/viewcontent.cgi?article=1035&amp;context=computing_pubs</text:span></text:a></text:p>
      <text:p text:style-name="P116"/>
      <text:p text:style-name="P22"><text:span text:style-name="T71">Synthetic Sensor Data Generation for Authentic IoT Device Emulation</text:span>: Afsana Khan</text:p>
      <text:p text:style-name="P149"><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3DED41ADEDA3DABF9CEC333091EBEF9A5AB85E21D3&amp;usg=AOvVaw0u_GjEHWhfcvnFAZ0Dn9QH</text:span></text:a><text:span text:style-name="T106"> </text:span></text:p>
      <text:p text:style-name="P22"/>
      <text:p text:style-name="P22"><text:span text:style-name="T71">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2">http://www.victordeboer.com/wp-content/uploads/2022/10/Pavlov_ThesisFinalVersion.pdf</text:span></text:a><text:span text:style-name="T232"> <text:tab/>Can we create credible synthetic IoT datasets using pre-existing dataset generators? Tested Mostly AI [12], Gretel.ai [13].</text:span></text:p>
      <text:p text:style-name="P114"/>
      <text:h text:style-name="P170" text:outline-level="3"><text:soft-page-break/>Snippets</text:h>
      <text:p text:style-name="P114"># Example construction of new IRIs for each row</text:p>
      <text:p text:style-name="P114"><text:s/>BIND(IRI(spif:buildString("http://example.com/resource/{?1}", ENCODE_FOR_URI(?id))) AS ?myRowId)</text:p>
      <text:p text:style-name="P114"/>
      <text:h text:style-name="P171" text:outline-level="3">GraphDB</text:h>
      <text:p text:style-name="P115"><text:a xlink:type="simple" xlink:href="http://localhost:7200/sysinfo" text:style-name="Internet_20_link" text:visited-style-name="Visited_20_Internet_20_Link">http://localhost:7200/sysinfo</text:a></text:p>
      <text:p text:style-name="P115"><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5"/>
      <text:h text:style-name="P152" text:outline-level="3"><text:span text:style-name="T1">Instructions for </text:span><text:span text:style-name="T70">updated </text:span>Ubuntu 22.04 <text:span text:style-name="T1">with root privileges.</text:span></text:h>
      <text:p text:style-name="P63">Execute: sudo apt update &amp;&amp; sudo apt upgrade &amp;&amp; sudo apt dist-upgrade &amp;&amp; sudo apt autoremove</text:p>
      <text:p text:style-name="P63"><text:span text:style-name="T363">Insert into ~./bashrc: </text:span>ulimit -n 65535 <text:span text:style-name="T363">&amp;&amp; sudo sysctl -w net.core.somaxconn=65535 </text:span></text:p>
      <text:p text:style-name="P81"/>
      <text:p text:style-name="P122">Dependencies</text:p>
      <text:p text:style-name="P68">Install github.com/fhs/go-netcdf/netcdf (see <text:a xlink:type="simple" xlink:href="https://pkg.go.dev/github.com/fhs/go-netcdf@v1.2.1/netcdf" text:style-name="Internet_20_link" text:visited-style-name="Visited_20_Internet_20_Link"><text:span text:style-name="T303">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07">I found </text:span><text:span text:style-name="T2">libcurl</text:span> <text:span text:style-name="T316">on my system </text:span><text:span text:style-name="T307">at /usr/lib/x86_64-linux-gnu/libcurl.so. </text:span></text:p>
      <text:p text:style-name="P75">sudo apt <text:span text:style-name="T336">get </text:span>install <text:span text:style-name="T2">libnetcdf-dev</text:span></text:p>
      <text:p text:style-name="P17"><text:span text:style-name="T238">P</text:span><text:span text:style-name="T237">referred </text:span><text:span text:style-name="T238">directory for hdf5 and zlib files is </text:span><text:span text:style-name="T262">/usr/local/lib</text:span></text:p>
      <text:p text:style-name="P17"><text:span text:style-name="T232">ld -lzlib --verbose <text:s/></text:span><text:span text:style-name="T237">gives library </text:span><text:span text:style-name="T239">locations.</text:span></text:p>
      <text:p text:style-name="P111"/>
      <text:p text:style-name="P163"><text:span text:style-name="T318">√</text:span><text:span text:style-name="T65"> </text:span>mkdir ~/github.com/hdf5-1.14.1 &amp;&amp; cd ~/github.com/hdf5-1.14.1</text:p>
      <text:p text:style-name="P162"><text:span text:style-name="T325">I downloaded </text:span><text:span text:style-name="T327">hdf5-1.14.1-2-Std-ubuntu2204_64.tar.gz</text:span><text:span text:style-name="T325"> from </text:span><text:a xlink:type="simple" xlink:href="https://www.hdfgroup.org/downloads/hdf5/" text:style-name="Internet_20_link" text:visited-style-name="Visited_20_Internet_20_Link"><text:span text:style-name="T326">https://www.hdfgroup.org/downloads/hdf5/</text:span></text:a><text:span text:style-name="T326"> :</text:span><text:span text:style-name="T325"> </text:span></text:p>
      <text:p text:style-name="P167"><text:span text:style-name="T111">m</text:span><text:span text:style-name="T106">v ~/Downloads/</text:span><text:span text:style-name="T134">hdf5-1.14.1-2-Std-ubuntu2204_64.tar.gz .</text:span></text:p>
      <text:p text:style-name="P168"><text:span text:style-name="T106">tar -xf </text:span><text:span text:style-name="T125">hdf5-1.14.1-2-Std-ubuntu2204_64.tar.gz</text:span></text:p>
      <text:p text:style-name="P164"><text:span text:style-name="T29">cd hdf &amp;&amp; ./HDF5-1.14.1-Linux.sh<text:tab/>## say ‘n’ to install; </text:span><text:span text:style-name="T304">I moved all the files up to </text:span><text:span text:style-name="T305">~/github.com/hdf5-1.14.1</text:span></text:p>
      <text:p text:style-name="P165"><text:span text:style-name="T328">### </text:span>./configure --with-zlib=<text:span text:style-name="T279">/usr/local/lib</text:span> --prefix=<text:span text:style-name="T279">/usr/local/lib</text:span> --enable-threadsafe --with-pthread=/usr/lib/x86_64-linux-gnu/pthread<text:tab/><text:span text:style-name="T328">### this compiles the examples; not needed.</text:span></text:p>
      <text:p text:style-name="P166">This places the library files into <text:span text:style-name="T225">/home/david/github.com/hdf5-1.14.1/lib</text:span></text:p>
      <text:p text:style-name="P166"/>
      <text:p text:style-name="P71"><text:span text:style-name="T318">√</text:span><text:span text:style-name="T65"> </text:span><text:span text:style-name="T307">Download HDF5 1.8.</text:span><text:span text:style-name="T309">10</text:span><text:span text:style-name="T307"> (and zlib 1.2.7) packages </text:span><text:a xlink:type="simple" xlink:href="ftp://ftp.unidata.ucar.edu/pub/netcdf/netcdf-4" text:style-name="Internet_20_link" text:visited-style-name="Visited_20_Internet_20_Link">ftp://ftp.unidata.ucar.edu/pub/netcdf/netcdf-4</text:a> </text:p>
      <text:p text:style-name="P84"/>
      <text:p text:style-name="P85"><text:span text:style-name="T317">√</text:span><text:span text:style-name="T323"> </text:span>Build <text:span text:style-name="T2">zlib </text:span><text:span text:style-name="T306">v1.2.5+ </text:span><text:span text:style-name="T312">library</text:span><text:span text:style-name="T306">: zlib1g </text:span><text:span text:style-name="T310">was aleady installed on my syste</text:span><text:span text:style-name="T315">m</text:span><text:span text:style-name="T310"> with: sudo apt install zlib1g -y </text:span></text:p>
      <text:p text:style-name="P86"><text:tab/>dpkg -L zlib1g → <text:span text:style-name="T225">/lib/x86_64-linux-gnu/libz.so.1.2.11</text:span></text:p>
      <text:p text:style-name="P87"><text:span text:style-name="T324">I copied: sudo cp </text:span><text:span text:style-name="T278">/lib/x86_64-linux-gnu/libz.so* </text:span><text:span text:style-name="T279">/usr/local/lib</text:span></text:p>
      <text:p text:style-name="P119"/>
      <text:p text:style-name="P177">Download <text:span text:style-name="T2">hdfview </text:span><text:span text:style-name="T29">v3.3.0 </text:span>from <text:a xlink:type="simple" xlink:href="https://www.hdfgroup.org/downloads/hdfview/#download" text:style-name="Internet_20_link" text:visited-style-name="Visited_20_Internet_20_Link">https://www.hdfgroup.org/downloads/hdfview/#download</text:a> </text:p>
      <text:p text:style-name="P178">/opt/hdfview/bin/HDFView </text:p>
      <text:p text:style-name="Standard"/>
      <text:p text:style-name="Standard"><text:span text:style-name="T330">Execute: cp</text:span><text:span text:style-name="T312"> </text:span><text:span text:style-name="T330">~</text:span><text:span text:style-name="T312">/github.com/netcdf-c/netcdf.pc </text:span><text:span text:style-name="T311">~/github.com/hdf5-1.14.1/</text:span><text:span text:style-name="T329">lib</text:span></text:p>
      <text:p text:style-name="Standard"><text:span text:style-name="T314">Execute ‘go build’. </text:span><text:span text:style-name="T313">The following error should </text:span><text:span text:style-name="T9">not</text:span><text:span text:style-name="T313">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3">#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69">Install </text:span><text:span text:style-name="T2">Java</text:span> &gt;= 1.8: <text:s/><text:span text:style-name="T82">java --version → </text:span><text:span text:style-name="T83">openjdk 11.0.18 2023-01-17, etc</text:span></text:p>
      <text:p text:style-name="P32">Install <text:span text:style-name="T2">Thrift</text:span>: sudo apt install thrift-<text:span text:style-name="T222">compiler</text:span></text:p>
      <text:p text:style-name="P33">Install <text:span text:style-name="T2">Maven</text:span> &gt;= 3.6.<text:span text:style-name="T84">3</text:span></text:p>
      <text:p text:style-name="P1"><text:soft-page-break/><text:span text:style-name="T232">Install </text:span><text:span text:style-name="T258">Docker</text:span><text:span text:style-name="T233"> v20.10.8: </text:span><text:a xlink:type="simple" xlink:href="https://www.digitalocean.com/community/tutorials/how-to-install-and-use-docker-on-ubuntu-22-04" text:style-name="Internet_20_link" text:visited-style-name="Visited_20_Internet_20_Link"><text:span text:style-name="T233">https://www.digitalocean.com/community/tutorials/how-to-install-and-use-docker-on-ubuntu-22-04</text:span></text:a><text:span text:style-name="T233"> </text:span></text:p>
      <text:p text:style-name="P61">Install <text:span text:style-name="T2">xsv</text:span>: </text:p>
      <text:p text:style-name="P60">XSV_VERSION=$(curl -s "https://api.github.com/repos/BurntSushi/xsv/releases/latest" | grep -Po '"tag_name": "\K[0-9.]+') <text:span text:style-name="T271">&amp;&amp; echo $</text:span>XSV_VERSION → <text:span text:style-name="T271">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5">xsv --</text:span></text:span><text:span text:style-name="Source_20_Text"><text:span text:style-name="T186">v</text:span></text:span><text:span text:style-name="Source_20_Text"><text:span text:style-name="T85">ersion </text:span></text:span><text:span text:style-name="Source_20_Text"><text:span text:style-name="T184">&amp;&amp; </text:span></text:span><text:span text:style-name="Source_20_Text"><text:span text:style-name="T85">rm -rf xsv.tar.gz</text:span></text:span></text:p>
      <text:p text:style-name="P62"><text:span text:style-name="Source_20_Text"><text:span text:style-name="T187">Summary file </text:span></text:span><text:span text:style-name="Source_20_Text"><text:span text:style-name="T188">csv output</text:span></text:span><text:span text:style-name="Source_20_Text"><text:span text:style-name="T185">: xsv stats ./smart.home.weather/HomeC.csv --everything &gt;summary_HomeC.csv</text:span></text:span></text:p>
      <text:p text:style-name="P131">Install <text:span text:style-name="T2">SciDavis</text:span>: <text:a xlink:type="simple" xlink:href="https://sourceforge.net/projects/scidavis/" text:style-name="Internet_20_link" text:visited-style-name="Visited_20_Internet_20_Link">https://sourceforge.net/projects/scidavis/</text:a> </text:p>
      <text:p text:style-name="P131"><text:tab/>Install <text:span text:style-name="T2">QT</text:span> v5: <text:a xlink:type="simple" xlink:href="https://wiki.qt.io/Install_Qt_5_on_Ubuntu" text:style-name="Internet_20_link" text:visited-style-name="Visited_20_Internet_20_Link">https://wiki.qt.io/Install_Qt_5_on_Ubuntu</text:a> </text:p>
      <text:p text:style-name="P131"/>
      <text:p text:style-name="P121">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66">at home; 192.168.1.92 is local</text:span></text:p>
      <text:p text:style-name="P39">http://<text:span text:style-name="T266">192.168.1.92</text:span></text:p>
      <text:p text:style-name="P38">sudo systemctl <text:span text:style-name="T228">{</text:span><text:span text:style-name="T268">status, </text:span>stop, <text:span text:style-name="T228">start, restart, </text:span>enable, <text:span text:style-name="T229">disable</text:span><text:span text:style-name="T228">}</text:span> nginx</text:p>
      <text:p text:style-name="P36">Nginx on Ubuntu 20.04 has one default server block enabled <text:span text:style-name="T230">at</text:span> /var/www/html. </text:p>
      <text:p text:style-name="P37">sudo mkdir /var/www/html/<text:span text:style-name="T29">datasets</text:span><text:span text:style-name="T2"> </text:span><text:span text:style-name="T231">&amp;&amp; sudo </text:span>chown -R $USER:$USER /var/www/html/datasets <text:span text:style-name="T231">&amp;&amp; sudo chmod -R 755 /var/www/</text:span>html/datasets → <text:span text:style-name="T267">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69">upload to /datasets and </text:span>port from 8080 to 80 in <text:span text:style-name="T45">index.html.</text:span></text:p>
      <text:p text:style-name="P40">cp ~/Documents/digital-twins/ecobee/uploadFiles/index.html <text:span text:style-name="T227">/var/www/html/datasets</text:span></text:p>
      <text:p text:style-name="P40">sudo nano /etc/nginx/sites-available/<text:span text:style-name="T263">datasets</text:span></text:p>
      <text:p text:style-name="P41">server {</text:p>
      <text:p text:style-name="P41"><text:s text:c="8"/>listen 80;</text:p>
      <text:p text:style-name="P41"><text:s text:c="8"/>listen [::]:80;</text:p>
      <text:p text:style-name="P41"><text:s text:c="8"/>root /var/www/<text:span text:style-name="T270">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64">datasets</text:span> /etc/nginx/sites-enabled/ → <text:span text:style-name="T264">symlink to server block</text:span></text:p>
      <text:p text:style-name="P40"><text:soft-page-break/>sudo nano /etc/nginx/nginx.conf</text:p>
      <text:p text:style-name="P40"><text:tab/><text:span text:style-name="T265">Uncomment: server_names_hash_bucket_size</text:span></text:p>
      <text:p text:style-name="P117">sudo nginx -t → nginx: the configuration file /etc/nginx/nginx.conf <text:span text:style-name="T397">is OK.</text:span></text:p>
      <text:p text:style-name="P57">curl -s -o /dev/null -w "%{http_code}" <text:s/><text:a xlink:type="simple" xlink:href="http://localhost/" text:style-name="Internet_20_link" text:visited-style-name="Visited_20_Internet_20_Link">http://localhost/</text:a></text:p>
      <text:p text:style-name="P118">curl -v --insecure -T main.go http:/localhost:80/datasets/uploads</text:p>
      <text:p text:style-name="P57"><text:span text:style-name="T274">Browse to </text:span><text:a xlink:type="simple" xlink:href="http://192.168.1.92/datasets/" text:style-name="Internet_20_link" text:visited-style-name="Visited_20_Internet_20_Link"><text:span text:style-name="T396">http://10.103.4.83/datasets/</text:span></text:a><text:span text:style-name="T274"> </text:span><text:span text:style-name="T284">Browse, select a file, Upload: ls -l </text:span><text:span text:style-name="T285">/var/www/html/datasets</text:span></text:p>
      <text:p text:style-name="P117"/>
      <text:p text:style-name="P144">Configuring a systemd unit file for upload application background execution:</text:p>
      <text:p text:style-name="P117">/lib/systemd/system/nginx.service</text:p>
      <text:p text:style-name="P117">Under [Service, add: </text:p>
      <text:p text:style-name="P117"><text:s/>Restart=always</text:p>
      <text:p text:style-name="P117"><text:s/>RestartSec=5s</text:p>
      <text:p text:style-name="P117"><text:s/></text:p>
      <text:p text:style-name="P117">Uninstalled jetty9 server.</text:p>
      <text:p text:style-name="P117">To display all the permissions on a path: namei -om /path/to/check</text:p>
      <text:p text:style-name="P117"/>
      <text:p text:style-name="P117"/>
      <text:p text:style-name="P120"><text:span text:style-name="T227">Install </text:span>IotDB v 1.10</text:p>
      <text:p text:style-name="P157"><text:span text:style-name="T183">D</text:span><text:span text:style-name="T85">irectly integrated with Apache </text:span><text:span text:style-name="T90">Hadoop</text:span><text:span text:style-name="T85">, </text:span><text:span text:style-name="T90">Spark</text:span><text:span text:style-name="T85"> &amp; </text:span><text:span text:style-name="T90">Flink</text:span><text:span text:style-name="T85">. </text:span></text:p>
      <text:p text:style-name="P46">Managed Declarative Engines: <text:s/>Apache Spark Streaming (Scala) [with Apache Kafka] and Flink.</text:p>
      <text:p text:style-name="P156"><text:span text:style-name="T106">Spark GraphX: </text:span><text:a xlink:type="simple" xlink:href="https://www.simplilearn.com/spark-graphx-article" text:style-name="Internet_20_link" text:visited-style-name="Visited_20_Internet_20_Link"><text:span text:style-name="T106">https://www.simplilearn.com/spark-graphx-article</text:span></text:a></text:p>
      <text:p text:style-name="P156"><text:span text:style-name="T106">Apache Flink — Stateful Computations over Data Streams: </text:span><text:a xlink:type="simple" xlink:href="https://flink.apache.org/" text:style-name="Internet_20_link" text:visited-style-name="Visited_20_Internet_20_Link"><text:span text:style-name="T106">https://flink.apache.org/</text:span></text:a></text:p>
      <text:p text:style-name="P46"/>
      <text:p text:style-name="P151"><text:span text:style-name="T107">Download </text:span><text:span text:style-name="T126">IotDB </text:span><text:span text:style-name="T127">binary </text:span><text:span text:style-name="T126">and </text:span><text:a xlink:type="simple" xlink:href="https://www.apache.org/dyn/closer.cgi/iotdb/1.1.0/apache-iotdb-1.1.0-grafana-plugin-bin.zip" text:style-name="Internet_20_link" text:visited-style-name="Visited_20_Internet_20_Link"><text:span text:style-name="T125">Grafana-plugin</text:span></text:a><text:span text:style-name="T126"> </text:span><text:span text:style-name="T107">from </text:span><text:a xlink:type="simple" xlink:href="https://iotdb.apache.org/Download/" text:style-name="Internet_20_link" text:visited-style-name="Visited_20_Internet_20_Link"><text:span text:style-name="T107">https://iotdb.apache.org/Download/</text:span></text:a><text:span text:style-name="T107">. Verify.</text:span></text:p>
      <text:p text:style-name="P49"><text:span text:style-name="T364">Download latest </text:span><text:span text:style-name="T17">IoTDB</text:span><text:span text:style-name="T364"> v1.1.0 binaries from </text:span><text:a xlink:type="simple" xlink:href="https://www.apache.org/dyn/closer.cgi/iotdb/1.1.0/apache-iotdb-1.1.0-all-bin.zip" text:style-name="Internet_20_link" text:visited-style-name="Visited_20_Internet_20_Link"><text:span text:style-name="T366">https://www.apache.org/dyn/closer.cgi/iotdb/1.1.0/apache-iotdb-1.1.0-all-bin.zip</text:span></text:a><text:span text:style-name="T364"> </text:span></text:p>
      <text:p text:style-name="P49">Unpack the zip files into a folder, say <text:span text:style-name="T71">iotdb</text:span>. </text:p>
      <text:p text:style-name="P23">sudo sysctl -w net.core.somaxconn=65535</text:p>
      <text:p text:style-name="P153"><text:span text:style-name="T113">Opti</text:span><text:span text:style-name="T114">o</text:span><text:span text:style-name="T113">nally c</text:span><text:span text:style-name="T108">lone the </text:span><text:span text:style-name="T182">Docker</text:span><text:span text:style-name="T108"> version from </text:span><text:a xlink:type="simple" xlink:href="https://github.com/apache/iotdb" text:style-name="Internet_20_link" text:visited-style-name="Visited_20_Internet_20_Link"><text:span text:style-name="T108">https://github.com/apache/iotdb</text:span></text:a><text:span text:style-name="T108"> </text:span></text:p>
      <text:p text:style-name="P154"><text:span text:style-name="T127">C</text:span><text:span text:style-name="T125">lone the </text:span><text:span text:style-name="T181">Golang client</text:span><text:span text:style-name="T125"> from </text:span><text:a xlink:type="simple" xlink:href="https://github.com/apache/iotdb-client-go.git" text:style-name="Internet_20_link" text:visited-style-name="Visited_20_Internet_20_Link"><text:span text:style-name="T125">https://github.com/apache/iotdb-client-go.git</text:span></text:a><text:span text:style-name="T125"> </text:span><text:span text:style-name="T135">(Golang v1.20.x)</text:span></text:p>
      <text:p text:style-name="P154"><text:span text:style-name="T127">C</text:span><text:span text:style-name="T125">lone the </text:span><text:span text:style-name="T181">Java client</text:span><text:span text:style-name="T125"> from </text:span><text:a xlink:type="simple" xlink:href="https://iotdb.apache.org/UserGuide/Master/API/Programming-Java-Native-API.html" text:style-name="Internet_20_link" text:visited-style-name="Visited_20_Internet_20_Link"><text:span text:style-name="T125">https://iotdb.apache.org/UserGuide/Master/API/Programming-Java-Native-API.html</text:span></text:a><text:span text:style-name="T125"> </text:span></text:p>
      <text:p text:style-name="P154"><text:span text:style-name="T127">C</text:span><text:span text:style-name="T125">lone the </text:span><text:span text:style-name="T181">Python client</text:span><text:span text:style-name="T125"> from </text:span><text:a xlink:type="simple" xlink:href="https://iotdb.apache.org/UserGuide/Master/API/Programming-Python-Native-API.html" text:style-name="Internet_20_link" text:visited-style-name="Visited_20_Internet_20_Link"><text:span text:style-name="T125">https://iotdb.apache.org/UserGuide/Master/API/Programming-Python-Native-API.html</text:span></text:a><text:span text:style-name="T125"> </text:span></text:p>
      <text:p text:style-name="P100"/>
      <text:p text:style-name="P99"><text:span text:style-name="T331">Opti</text:span><text:span text:style-name="T332">o</text:span><text:span text:style-name="T331">nally </text:span><text:span text:style-name="T332">install </text:span>Julia v1.<text:span text:style-name="T308">9.0 </text:span><text:span text:style-name="T332">(need to write </text:span><text:span text:style-name="T333">the </text:span><text:span text:style-name="T331">Julia </text:span><text:span text:style-name="T333">client</text:span><text:span text:style-name="T332">): </text:span></text:p>
      <text:p text:style-name="P150"><text:span text:style-name="T106">wget </text:span><text:a xlink:type="simple" xlink:href="https://julialang-s3.julialang.org/bin/linux/x64/1.8/julia-1.8.1-linux-x86_64.tar.gz" text:style-name="Internet_20_link" text:visited-style-name="Visited_20_Internet_20_Link"><text:span text:style-name="T106">https://julialang-s3.julialang.org/bin/linux/x64/1.8/julia-1.</text:span></text:a><text:a xlink:type="simple" xlink:href="https://julialang-s3.julialang.org/bin/linux/x64/1.8/julia-1.8.1-linux-x86_64.tar.gz" text:style-name="Internet_20_link" text:visited-style-name="Visited_20_Internet_20_Link"><text:span text:style-name="T112">9</text:span></text:a><text:a xlink:type="simple" xlink:href="https://julialang-s3.julialang.org/bin/linux/x64/1.8/julia-1.8.1-linux-x86_64.tar.gz" text:style-name="Internet_20_link" text:visited-style-name="Visited_20_Internet_20_Link"><text:span text:style-name="T106">.</text:span></text:a><text:a xlink:type="simple" xlink:href="https://julialang-s3.julialang.org/bin/linux/x64/1.8/julia-1.8.1-linux-x86_64.tar.gz" text:style-name="Internet_20_link" text:visited-style-name="Visited_20_Internet_20_Link"><text:span text:style-name="T112">0</text:span></text:a><text:a xlink:type="simple" xlink:href="https://julialang-s3.julialang.org/bin/linux/x64/1.8/julia-1.8.1-linux-x86_64.tar.gz" text:style-name="Internet_20_link" text:visited-style-name="Visited_20_Internet_20_Link"><text:span text:style-name="T106">-linux-x86_64.tar.gz</text:span></text:a></text:p>
      <text:p text:style-name="P25">tar zxvf julia-1.<text:span text:style-name="T308">9</text:span>.<text:span text:style-name="T308">0</text:span>-linux-x86_64.tar.gz</text:p>
      <text:p text:style-name="P25">nano ~/.bashrc → export PATH="$PATH:/home/<text:span text:style-name="T10">david</text:span>/julia-1.<text:span text:style-name="T308">9</text:span>.<text:span text:style-name="T308">0</text:span>/bin"</text:p>
      <text:p text:style-name="P25"/>
      <text:p text:style-name="P76">Stupid Python dependencies to install <text:span text:style-name="T360">in order to convert clean_data/*.nc files to CSV files:</text:span></text:p>
      <text:p text:style-name="P79">Install miniconda3.</text:p>
      <text:p text:style-name="P78">export PATH="$HOME/.local/bin:$PATH"</text:p>
      <text:p text:style-name="P79">conda create -n <text:span text:style-name="T2">convertNetcdf</text:span></text:p>
      <text:p text:style-name="P106">conda activate convertNetcdf</text:p>
      <text:p text:style-name="P106">cd /home/david/miniconda3/envs/convertNetcdf</text:p>
      <text:p text:style-name="P79"><text:span text:style-name="T29">See </text:span><text:a xlink:type="simple" xlink:href="https://docs.xarray.dev/en/stable/getting-started-guide/installing.html" text:style-name="Internet_20_link" text:visited-style-name="Visited_20_Internet_20_Link"><text:span text:style-name="T29">https://docs.xarray.dev/en/stable/getting-started-guide/installing.html</text:span></text:a><text:span text:style-name="T29"> :</text:span></text:p>
      <text:p text:style-name="P106">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1"># See </text:span><text:a xlink:type="simple" xlink:href="https://pypi.org/project/netcdf2csv/" text:style-name="Internet_20_link" text:visited-style-name="Visited_20_Internet_20_Link"><text:span text:style-name="T361">https://pypi.org/project/netcdf2csv/</text:span></text:a><text:span text:style-name="T361"> <text:tab/></text:span><text:span text:style-name="T362">Rename the csv files.</text:span></text:p>
      <text:p text:style-name="P77"/>
      <text:p text:style-name="P169"><text:span text:style-name="T125">The </text:span><text:span text:style-name="T181">ncdump</text:span><text:span text:style-name="T125"> program read</text:span><text:span text:style-name="T138">s</text:span><text:span text:style-name="T125"> *.nc files </text:span><text:span text:style-name="T136">if the sensor data is given in that format: </text:span><text:span text:style-name="T137">See </text:span><text:a xlink:type="simple" xlink:href="http://www.bic.mni.mcgill.ca/users/sean/Docs/netcdf/guide.txn_79.html" text:style-name="Internet_20_link" text:visited-style-name="Visited_20_Internet_20_Link"><text:span text:style-name="T137">http://www.bic.mni.mcgill.ca/users/sean/Docs/netcdf/guide.txn_79.html</text:span></text:a><text:span text:style-name="T137"> </text:span></text:p>
      <text:p text:style-name="P169"><text:span text:style-name="T181">*.nc files</text:span><text:span text:style-name="T125">: </text:span><text:span text:style-name="T137">1 </text:span><text:span text:style-name="T139">instance of id string; 0 instances of unitutc value; 0 instances of yyyy-MM-dd values. </text:span></text:p>
      <text:p text:style-name="P15"><text:span text:style-name="Source_20_Text"><text:span text:style-name="T106">sudo apt -y install netcdf-bin<text:tab/><text:tab/>→ </text:span></text:span><text:span text:style-name="Source_20_Text"><text:span text:style-name="T109">See https://docs.unidata.ucar.edu/nug/current/index.html</text:span></text:span></text:p>
      <text:p text:style-name="P16"><text:span text:style-name="T232">ncdump -k Jan_clean.nc<text:tab/><text:tab/></text:span><text:span text:style-name="Source_20_Text"><text:span text:style-name="T110">→</text:span></text:span><text:span text:style-name="T232"> get file type {classic, netCDF-4}</text:span></text:p>
      <text:p text:style-name="P16"><text:span text:style-name="T232">ncdump -c Jan_clean.nc<text:tab/> &gt;Jan_clean.</text:span><text:span text:style-name="T235">var </text:span><text:span text:style-name="Source_20_Text"><text:span text:style-name="T110">→</text:span></text:span><text:span text:style-name="T232"> gives header + indexed {id, time} data</text:span></text:p>
      <text:p text:style-name="P16"><text:span text:style-name="T232">ncdump -</text:span><text:span text:style-name="T234">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2">Jan_clean.nc &gt;Jan_clean.</text:span><text:span text:style-name="T236">dat </text:span><text:span text:style-name="Source_20_Text"><text:span text:style-name="T110">→ </text:span></text:span><text:span text:style-name="T236">get all data for January other than indexed data.</text:span></text:p>
      <text:p text:style-name="P104"/>
      <text:p text:style-name="P104">The <text:span text:style-name="T2">nc</text:span><text:span text:style-name="T12">view</text:span> &lt;<text:span text:style-name="T342">nc file&gt; </text:span>program read<text:span text:style-name="T341">s</text:span> *.nc files <text:span text:style-name="T343">and graphs the data (click inside the small graph): </text:span></text:p>
      <text:p text:style-name="P105">sudo apt install ncview</text:p>
      <text:p text:style-name="P105">ncview /home/david/Documents/digital-twins/ecobee/clean_data/Jan_clean.nc</text:p>
      <text:list xml:id="list3577804250" text:style-name="L8">
        <text:list-item>
          <text:p text:style-name="P191">netcdf_dim_value: unknown data type (10) for dimension <text:span text:style-name="T2">time</text:span> <text:span text:style-name="T342">and </text:span>dimension <text:span text:style-name="T13">id</text:span><text:span text:style-name="T342">.</text:span></text:p>
        </text:list-item>
        <text:list-item>
          <text:p text:style-name="P192"><text:span text:style-name="T357">Selecting </text:span><text:span text:style-name="T358">any of </text:span><text:span text:style-name="T357">the </text:span><text:span text:style-name="T358">{</text:span><text:span text:style-name="T357">State, </text:span><text:span text:style-name="T358">Event, Schedule</text:span><text:span text:style-name="T359">} </text:span><text:span text:style-name="T357">variable</text:span><text:span text:style-name="T359">s</text:span><text:span text:style-name="T357"> </text:span><text:span text:style-name="T16">crashes</text:span><text:span text:style-name="T357"> </text:span>ncview!</text:p>
        </text:list-item>
      </text:list>
      <text:p text:style-name="P104"/>
      <text:p text:style-name="P10"><text:span text:style-name="T244">The </text:span><text:span text:style-name="T257">IotDB </text:span><text:span text:style-name="T244">environment is </text:span><text:span text:style-name="T245">now </text:span><text:span text:style-name="T244">ready for creating time-series (all data in IoTDB is organized as time-series), inserting data and querying data. </text:span><text:span text:style-name="T246">The following e</text:span><text:span text:style-name="T247">xample </text:span><text:span text:style-name="T248">process</text:span><text:span text:style-name="T246">es</text:span><text:span text:style-name="T248"> </text:span><text:span text:style-name="T249">the clean Ecobee dataset. </text:span><text:span text:style-name="T250">See </text:span><text:a xlink:type="simple" xlink:href="https://iotdb.apache.org/UserGuide/Master/QuickStart/QuickStart.html#basic-commands-for-iotdb" text:style-name="Internet_20_link" text:visited-style-name="Visited_20_Internet_20_Link"><text:span text:style-name="T250">https://iotdb.apache.org/UserGuide/Master/QuickStart/QuickStart.html#basic-commands-for-iotdb</text:span></text:a><text:span text:style-name="T250"> </text:span></text:p>
      <text:p text:style-name="P88"/>
      <text:p text:style-name="P88"><text:span text:style-name="T2">/home/david/.local/bin/ncinfo Jan_clean.nc</text:span> </text:p>
      <text:p text:style-name="P88">&lt;class 'netCDF4._netCDF4.Dataset'&gt;</text:p>
      <text:p text:style-name="P88">root group (NETCDF4 data model, file format HDF5):</text:p>
      <text:p text:style-name="P88"><text:s text:c="4"/>title: BBD_Ecobee dataset</text:p>
      <text:p text:style-name="P88"><text:s text:c="4"/>description: Ecobee data for four states</text:p>
      <text:p text:style-name="P88"><text:s text:c="4"/>conventions: MHKiT-Cloud Data Standards v. 1.0</text:p>
      <text:p text:style-name="P88"><text:s text:c="4"/>institution: Lawrence Berkeley National Laboratory</text:p>
      <text:p text:style-name="P88"><text:s text:c="4"/>code_url: https://github.com/tsdat/ingest-template</text:p>
      <text:p text:style-name="P88"><text:s text:c="4"/>location_meaning: Ecobee</text:p>
      <text:p text:style-name="P88"><text:s text:c="4"/>datastream_name: Ecobee.bbd_datasets-parameters-5min.b1</text:p>
      <text:p text:style-name="P88"><text:s text:c="4"/>input_files: Ecobee.bbd_datasets-parameters-5min.00.20170101.000000.raw.Jan_rename.csv</text:p>
      <text:p text:style-name="P88"><text:s text:c="4"/>history: Ran at 2022-03-26 20:19:47</text:p>
      <text:p text:style-name="P88"><text:s text:c="4"/>dimensions(sizes): id(990), time(8928)</text:p>
      <text:p text:style-name="P89"><text:s text:c="4"/>variables(dimensions): &lt;class 'str'&gt; id(id), int64 time(time), &lt;class 'str'&gt; State(id, time), &lt;class 'str'&gt; &lt;<text:span text:style-name="T377">etc&gt;</text:span></text:p>
      <text:p text:style-name="P89"/>
      <text:p text:style-name="P142"><text:soft-page-break/>Finally...</text:p>
      <text:p text:style-name="P74">git clone <text:a xlink:type="simple" xlink:href="https://github.com/dgnabasik/netcdf.git" text:style-name="Internet_20_link" text:visited-style-name="Visited_20_Internet_20_Link">https://github.com/dgnabasik/netcdf.git</text:a></text:p>
      <text:p text:style-name="P83">The Golang <text:span text:style-name="T2">netcdf</text:span> program <text:span text:style-name="T331">inserts </text:span><text:span text:style-name="T280">data from </text:span><text:span text:style-name="T281">source</text:span><text:span text:style-name="T280"> </text:span><text:span text:style-name="T281">data </text:span><text:span text:style-name="T280">files </text:span><text:span text:style-name="T281">{</text:span><text:span text:style-name="T280">*.nc, *.</text:span><text:span text:style-name="T281">csv, etc} </text:span><text:span text:style-name="T280">into the </text:span><text:span text:style-name="T281">local </text:span><text:span text:style-name="T280">IoTDB database. </text:span><text:span text:style-name="T281">It also </text:span><text:span text:style-name="T202">reads the *.var text from ncdump and produces a json file of the data headers </text:span><text:span text:style-name="T203">(e.g. <text:s/>*</text:span>.<text:span text:style-name="T203">json)</text:span><text:span text:style-name="T202">, a DatatypeProperty ontology file </text:span><text:span text:style-name="T203">(e.g. *</text:span>.<text:span text:style-name="T203">ttl) </text:span><text:span text:style-name="T223">for import into </text:span><text:span text:style-name="T6">GraphDB</text:span><text:span text:style-name="T202">, a SPARQL query file </text:span><text:span text:style-name="T203">(e.g. *</text:span>.<text:span text:style-name="T203">sparql)</text:span><text:span text:style-name="T224">. </text:span><text:span text:style-name="T334">Command-line parameters: {example, drop, create, delete, insert, query}</text:span></text:p>
      <text:p text:style-name="P83"/>
      <text:p text:style-name="P101">go build<text:tab/><text:span text:style-name="T337">### note the extra parameter in the *.nc data files.</text:span></text:p>
      <text:p text:style-name="P113">./netcdf /home/david/Documents/digital-twins/<text:span text:style-name="T381">ton.iot/processed</text:span>/IoT_Thermostat.csv <text:span text:style-name="T381">create</text:span></text:p>
      <text:p text:style-name="P113">./netcdf /home/david/Documents/digital-twins/ecobee/clean_data/<text:span text:style-name="T373">Aug</text:span>_clean.nc <text:span text:style-name="T2">netCDF-4</text:span> <text:span text:style-name="T373">insert</text:span></text:p>
      <text:p text:style-name="P112">./netcdf /home/david/Documents/digital-twins/smart.home.weather/HomeC.csv example</text:p>
      <text:p text:style-name="P113"/>
      <text:p text:style-name="P47"><text:span text:style-name="T220">Convention</text:span><text:span text:style-name="T221">s</text:span><text:span text:style-name="T205">: </text:span></text:p>
      <text:list xml:id="list2285899667" text:style-name="L9">
        <text:list-item>
          <text:p text:style-name="P195"><text:span text:style-name="T50">D</text:span><text:span text:style-name="T37">ata model: </text:span><text:span text:style-name="T18">User.Location.Group.Device.measurement</text:span><text:span text:style-name="T50"> (</text:span><text:span text:style-name="T42">root.etsidata.</text:span><text:span text:style-name="T52">device</text:span><text:span text:style-name="T42">.HomeC.</text:span><text:span text:style-name="T50">Status). </text:span><text:span text:style-name="T40">A data point is uniquely identified by </text:span><text:span text:style-name="T52">a </text:span><text:span text:style-name="T40">timestamp and </text:span><text:span text:style-name="T52">this </text:span><text:span text:style-name="T40">full time series path. </text:span><text:span text:style-name="T66">IoTDB updates the value of </text:span><text:span text:style-name="T68">a (</text:span><text:span text:style-name="T67">duplicate) </text:span><text:span text:style-name="T66">point instead of inserting a new point!</text:span></text:p>
        </text:list-item>
        <text:list-item>
          <text:p text:style-name="P197"><text:span text:style-name="T55">Our </text:span><text:span text:style-name="T29">hierarchy: </text:span><text:span text:style-name="T2">root.</text:span><text:span text:style-name="T19">etsi</text:span><text:span text:style-name="T29">.</text:span><text:span text:style-name="T55">group</text:span><text:span text:style-name="T29">.</text:span><text:span text:style-name="T55">d</text:span><text:span text:style-name="T29">evice.measurement.</text:span></text:p>
        </text:list-item>
        <text:list-item>
          <text:p text:style-name="P196"><text:span text:style-name="T37">U</text:span><text:span text:style-name="T34">se the same Identifier as the IotDB database name. </text:span><text:span text:style-name="T38">Don’t use dots or periods in </text:span><text:span text:style-name="T46">measurement </text:span><text:span text:style-name="T38">names; </text:span><text:span text:style-name="T40">use </text:span><text:span text:style-name="T46">underscores</text:span><text:span text:style-name="T40">. </text:span><text:span text:style-name="T39">The </text:span><text:span text:style-name="T56">length</text:span><text:span text:style-name="T39"> </text:span><text:span text:style-name="T56">[ 0-9 a-z A-Z _ ] of</text:span><text:span text:style-name="T39"> the </text:span><text:span text:style-name="T56">full </text:span><text:span text:style-name="T39">database </text:span><text:span text:style-name="T56">path is limited to </text:span><text:span text:style-name="T39">64. </text:span><text:span text:style-name="T81">Root</text:span><text:span text:style-name="T56"> is reserved. * </text:span><text:span text:style-name="T57">w</text:span><text:span text:style-name="T56">ildcards</text:span><text:span text:style-name="Source_20_Text"><text:span text:style-name="T56">.</text:span></text:span></text:p>
        </text:list-item>
        <text:list-item>
          <text:p text:style-name="P200"><text:span text:style-name="T40">D</text:span><text:span text:style-name="T29">o </text:span><text:span text:style-name="T2">not</text:span><text:span text:style-name="T29"> use </text:span><text:span text:style-name="T53">column name</text:span><text:span text:style-name="T29">s</text:span><text:span text:style-name="T54"> </text:span><text:span text:style-name="T29">of </text:span><text:span text:style-name="T80">time</text:span><text:span text:style-name="T37"> </text:span><text:span text:style-name="T29">or </text:span><text:span text:style-name="T79">timestamp</text:span><text:span text:style-name="T53"> </text:span><text:span text:style-name="T29">in the summary files. Use</text:span><text:span text:style-name="T53"> </text:span><text:span text:style-name="T216">longtime, </text:span><text:span text:style-name="T217">time1,</text:span><text:span text:style-name="T216"> </text:span><text:span text:style-name="T204">or utc_timestamp</text:span><text:span text:style-name="T79">.</text:span></text:p>
        </text:list-item>
        <text:list-item>
          <text:p text:style-name="P203"><text:span text:style-name="T251">Create an</text:span><text:span text:style-name="T244"> IoTDB timeseries </text:span><text:span text:style-name="T251">for every column </text:span><text:span text:style-name="T244">in the *.nc sensor data. </text:span><text:span text:style-name="T256">IotDB t</text:span><text:span text:style-name="T252">imeseries management: </text:span><text:a xlink:type="simple" xlink:href="https://iotdb.apache.org/UserGuide/V1.1.x/Operate-Metadata/Timeseries.html" text:style-name="Internet_20_link" text:visited-style-name="Visited_20_Internet_20_Link"><text:span text:style-name="T253">https://iotdb.apache.org/UserGuide/V1.1.x/Operate-Metadata/Timeseries.html</text:span></text:a><text:span text:style-name="T253"> </text:span></text:p>
        </text:list-item>
        <text:list-item>
          <text:p text:style-name="P198"><text:span text:style-name="T44">String </text:span><text:span text:style-name="T29">datatypes (status) use the </text:span><text:span text:style-name="T44">PLAIN </text:span><text:span text:style-name="T29">encoding; Float datatypes (speed, temperature, power, etc) use the </text:span><text:span text:style-name="T44">GORILLA</text:span><text:span text:style-name="T29"> encoding. </text:span><text:span text:style-name="T41">Use the </text:span><text:span text:style-name="T4">ncdump</text:span><text:span text:style-name="T43"> -</text:span><text:span text:style-name="T41">v command to determine the datatype. </text:span></text:p>
        </text:list-item>
        <text:list-item>
          <text:p text:style-name="P199"><text:span text:style-name="T29">In IoTDB, all data and paths stored are organized in </text:span><text:span text:style-name="T58">terms </text:span><text:span text:style-name="T29">of measurements.</text:span></text:p>
        </text:list-item>
        <text:list-item>
          <text:p text:style-name="P213"><text:span text:style-name="T129">The prefix of a timeseries must belong to a database. Before creating a timeseries, users must set which database the series belongs to: </text:span><text:span text:style-name="T141">CREATE DATABASE root.etsidata;</text:span></text:p>
        </text:list-item>
        <text:list-item>
          <text:p text:style-name="P214"><text:span text:style-name="Source_20_Text"><text:span text:style-name="T130">The (relative or absolute) timestamp </text:span></text:span><text:span text:style-name="Source_20_Text"><text:span text:style-name="T132">(long or datetime) </text:span></text:span><text:span text:style-name="Source_20_Text"><text:span text:style-name="T130">is the time at which data is produced. </text:span></text:span></text:p>
        </text:list-item>
        <text:list-item>
          <text:p text:style-name="P214"><text:span text:style-name="Source_20_Text"><text:span text:style-name="T119">Aligned timeseries</text:span></text:span><text:span text:style-name="Source_20_Text"><text:span text:style-name="T142">:</text:span></text:span><text:span text:style-name="Source_20_Text"><text:span text:style-name="T130"> when multiple measurements are sampled simultaneously and all the timeseries have the same time column. </text:span></text:span><text:span text:style-name="Source_20_Text"><text:span text:style-name="T133">Each data row insert is aligned.</text:span></text:span></text:p>
        </text:list-item>
        <text:list-item>
          <text:p text:style-name="P214"><text:span text:style-name="Source_20_Text"><text:span text:style-name="T130">A </text:span></text:span><text:span text:style-name="Source_20_Text"><text:span text:style-name="T118">time partition</text:span></text:span><text:span text:style-name="Source_20_Text"><text:span text:style-name="T130"> divides data according to a time interval and save</text:span></text:span><text:span text:style-name="Source_20_Text"><text:span text:style-name="T140">s</text:span></text:span><text:span text:style-name="Source_20_Text"><text:span text:style-name="T130"> all data within </text:span></text:span><text:span text:style-name="Source_20_Text"><text:span text:style-name="T131">that </text:span></text:span><text:span text:style-name="Source_20_Text"><text:span text:style-name="T130">range. </text:span></text:span></text:p>
        </text:list-item>
        <text:list-item>
          <text:p text:style-name="P215">The <text:span text:style-name="T2">jps</text:span> command shows the status of the jvm.</text:p>
        </text:list-item>
        <text:list-item>
          <text:p text:style-name="P216">cat ~/iotdb/log<text:span text:style-name="T294">s</text:span>/log_datanode_error.log</text:p>
        </text:list-item>
      </text:list>
      <text:p text:style-name="P161"/>
      <text:p text:style-name="P50"><text:span text:style-name="T219">Terminal</text:span><text:span text:style-name="T211"> </text:span><text:span text:style-name="T209">Commands:</text:span></text:p>
      <text:p text:style-name="P155"><text:span text:style-name="T127">cd ~/iotdb &amp;&amp; </text:span><text:span text:style-name="Source_20_Text"><text:span text:style-name="T125">sbin/start-standalone.sh</text:span></text:span></text:p>
      <text:p text:style-name="P20"><text:span text:style-name="Source_20_Text"><text:span text:style-name="T125">sbin/start-cli.sh -h 127.0.0.1 -p 6667 -u root -pw root<text:tab/></text:span></text:span><text:span text:style-name="Source_20_Text"><text:span text:style-name="T128">### note the user root / root.</text:span></text:span></text:p>
      <text:p text:style-name="P48"><text:span text:style-name="T31">cd </text:span><text:span text:style-name="T30">~/Documents/digital-twins/ecobee/clean_data<text:tab/></text:span><text:span text:style-name="T32">### location of *.nc files</text:span></text:p>
      <text:p text:style-name="P53"><text:span text:style-name="T29">mkdir outputs &amp;&amp; cd outputs </text:span><text:span text:style-name="T33">&amp;&amp; ncdump -c ../Jan_clean.nc &gt;Jan_clean.var</text:span></text:p>
      <text:p text:style-name="P55"><text:span text:style-name="T5">IoTDB </text:span><text:span text:style-name="T29">Commands: </text:span><text:span text:style-name="T42">(a</text:span><text:span text:style-name="T35">t </text:span><text:span text:style-name="T36">the </text:span><text:span text:style-name="T35">IotDB&gt; prompt</text:span><text:span text:style-name="T42">)</text:span></text:p>
      <text:p text:style-name="P51"><text:span text:style-name="T29">create database </text:span><text:span text:style-name="T34">root.etsidata</text:span><text:span text:style-name="T79">;<text:tab/></text:span><text:span text:style-name="T205">### consolidate months into single DB.</text:span></text:p>
      <text:p text:style-name="P52"><text:span text:style-name="T205">show databases;<text:tab/><text:tab/></text:span><text:span text:style-name="T208">### The TimePartitionInterval 604800000 ms is 7 days.</text:span></text:p>
      <text:p text:style-name="P102">show timeseries;<text:tab/><text:tab/><text:span text:style-name="T379">### everything</text:span></text:p>
      <text:p text:style-name="P103">show timeseries root.etsidata.<text:span text:style-name="T286">device</text:span>.HomeC.*; <text:s/><text:span text:style-name="T226">## column names are case-sensitive!</text:span></text:p>
      <text:p text:style-name="P137"/>
      <text:p text:style-name="P9"><text:span text:style-name="Source_20_Text"><text:span text:style-name="T176">Produce and Modify the Summary File</text:span></text:span><text:span text:style-name="Source_20_Text"><text:span text:style-name="T149">:</text:span></text:span></text:p>
      <text:p text:style-name="P9"><text:soft-page-break/><text:span text:style-name="Source_20_Text"><text:span text:style-name="T148">The csv </text:span></text:span><text:span text:style-name="Source_20_Text"><text:span text:style-name="T177">summary</text:span></text:span><text:span text:style-name="Source_20_Text"><text:span text:style-name="T148"> file </text:span></text:span><text:span text:style-name="Source_20_Text"><text:span text:style-name="T149">is </text:span></text:span><text:span text:style-name="Source_20_Text"><text:span text:style-name="T148">produced by </text:span></text:span><text:span text:style-name="Source_20_Text"><text:span text:style-name="T180">xsv stats</text:span></text:span><text:span text:style-name="Source_20_Text"><text:span text:style-name="T168"> &lt;dataFile.csv&gt; --everything &gt;</text:span></text:span><text:span text:style-name="Source_20_Text"><text:span text:style-name="T169">summary_</text:span></text:span><text:span text:style-name="Source_20_Text"><text:span text:style-name="T168">dataFile.csv</text:span></text:span><text:span text:style-name="Source_20_Text"><text:span text:style-name="T148"> </text:span></text:span><text:span text:style-name="Source_20_Text"><text:span text:style-name="T149">in </text:span></text:span><text:span text:style-name="Source_20_Text"><text:span text:style-name="T148">the same folder as &lt;dataFile.csv&gt;.</text:span></text:span></text:p>
      <text:list xml:id="list935845697" text:style-name="L10">
        <text:list-item>
          <text:p text:style-name="P204"><text:span text:style-name="Source_20_Text"><text:span text:style-name="T149">Remove any blank rows.</text:span></text:span></text:p>
        </text:list-item>
        <text:list-item>
          <text:p text:style-name="P205"><text:span text:style-name="Source_20_Text"><text:span text:style-name="T150">There should be only 1 </text:span></text:span><text:span text:style-name="Source_20_Text"><text:span text:style-name="T158">(</text:span></text:span><text:span text:style-name="Source_20_Text"><text:span text:style-name="T150">UTC</text:span></text:span><text:span text:style-name="Source_20_Text"><text:span text:style-name="T158">)</text:span></text:span><text:span text:style-name="Source_20_Text"><text:span text:style-name="T150"> timestamp row. </text:span></text:span></text:p>
        </text:list-item>
        <text:list-item>
          <text:p text:style-name="P204"><text:span text:style-name="Source_20_Text"><text:span text:style-name="T171">A</text:span></text:span><text:span text:style-name="Source_20_Text"><text:span text:style-name="T172">ppend</text:span></text:span><text:span text:style-name="Source_20_Text"><text:span text:style-name="T171"> the units column</text:span></text:span><text:span text:style-name="Source_20_Text"><text:span text:style-name="T149">: </text:span></text:span><text:a xlink:type="simple" xlink:href="http://www.ontology-of-units-of-measure.org/resource/om-2/" text:style-name="Internet_20_link" text:visited-style-name="Visited_20_Internet_20_Link"><text:span text:style-name="Source_20_Text"><text:span text:style-name="T149">http://www.ontology-of-units-of-measure.org/resource/om-2/</text:span></text:span></text:a><text:span text:style-name="Source_20_Text"><text:span text:style-name="T354"> </text:span></text:span></text:p>
        </text:list-item>
        <text:list-item>
          <text:p text:style-name="P204"><text:span text:style-name="Source_20_Text"><text:span text:style-name="T149">Remove any non-ASCII characters.</text:span></text:span></text:p>
        </text:list-item>
        <text:list-item>
          <text:p text:style-name="P206"><text:span text:style-name="Source_20_Text"><text:span text:style-name="T171">Append a backslash to column A</text:span></text:span><text:span text:style-name="Source_20_Text"><text:span text:style-name="T149"> after the last row </text:span></text:span><text:span text:style-name="Source_20_Text"><text:span text:style-name="T151">or leave the word ‘interpolated’. </text:span></text:span><text:span text:style-name="Source_20_Text"><text:span text:style-name="T173">In column B (type) insert the GroupName</text:span></text:span><text:span text:style-name="Source_20_Text"><text:span text:style-name="T167"> (e.g., </text:span></text:span><text:span text:style-name="Source_20_Text"><text:span text:style-name="T380">synthetic). </text:span></text:span></text:p>
        </text:list-item>
        <text:list-item>
          <text:p text:style-name="P207"><text:span text:style-name="Source_20_Text"><text:span text:style-name="T152">Type names </text:span></text:span><text:span text:style-name="Source_20_Text"><text:span text:style-name="T153">in column B </text:span></text:span><text:span text:style-name="Source_20_Text"><text:span text:style-name="T152">are capitalized. </text:span></text:span></text:p>
        </text:list-item>
        <text:list-item>
          <text:p text:style-name="P204"><text:span text:style-name="Source_20_Text"><text:span text:style-name="T149">Sometimes the xsv program produces a large file size; make the changes and save it for a file size of 2.8 kb.</text:span></text:span></text:p>
        </text:list-item>
        <text:list-item>
          <text:p text:style-name="P208"><text:span text:style-name="Source_20_Text"><text:span text:style-name="T161">C</text:span></text:span><text:span text:style-name="Source_20_Text"><text:span text:style-name="T154">hange</text:span></text:span><text:span text:style-name="Source_20_Text"><text:span text:style-name="T161">d</text:span></text:span><text:span text:style-name="Source_20_Text"><text:span text:style-name="T154"> all </text:span></text:span><text:span text:style-name="Source_20_Text"><text:span text:style-name="T179">Ecobee</text:span></text:span><text:span text:style-name="Source_20_Text"><text:span text:style-name="T154"> Float types to Double </text:span></text:span><text:span text:style-name="Source_20_Text"><text:span text:style-name="T164">since </text:span></text:span><text:span text:style-name="Source_20_Text"><text:span text:style-name="T154">xsv reported the wrong type. </text:span></text:span><text:span text:style-name="Source_20_Text"><text:span text:style-name="T155">The *.var file contains the definitive data type. </text:span></text:span><text:span text:style-name="Source_20_Text"><text:span text:style-name="T156">Cleaned data sometimes ‘normalizes’ (changes) </text:span></text:span><text:span text:style-name="Source_20_Text"><text:span text:style-name="T155">data type</text:span></text:span><text:span text:style-name="Source_20_Text"><text:span text:style-name="T156">s</text:span></text:span><text:span text:style-name="Source_20_Text"><text:span text:style-name="T155">, </text:span></text:span><text:span text:style-name="Source_20_Text"><text:span text:style-name="T157">so type conversion is necessary when loading data into IotDB. <text:s/></text:span></text:span></text:p>
        </text:list-item>
        <text:list-item>
          <text:p text:style-name="P208"><text:span text:style-name="Source_20_Text"><text:span text:style-name="T179">Ecobee</text:span></text:span><text:span text:style-name="Source_20_Text"><text:span text:style-name="T154">: </text:span></text:span><text:span text:style-name="Source_20_Text"><text:span text:style-name="T120">HeatPumpsStage2_RunTime</text:span></text:span><text:span text:style-name="Source_20_Text"><text:span text:style-name="T157"> </text:span></text:span><text:span text:style-name="Source_20_Text"><text:span text:style-name="T159">is everywhere null for </text:span></text:span><text:span text:style-name="Source_20_Text"><text:span text:style-name="T165">Aug, </text:span></text:span><text:span text:style-name="Source_20_Text"><text:span text:style-name="T166">so c</text:span></text:span><text:span text:style-name="Source_20_Text"><text:span text:style-name="T164">hanged all values to 0.</text:span></text:span></text:p>
        </text:list-item>
        <text:list-item>
          <text:p text:style-name="P208"><text:span text:style-name="Source_20_Text"><text:span text:style-name="T161">C</text:span></text:span><text:span text:style-name="Source_20_Text"><text:span text:style-name="T154">hange</text:span></text:span><text:span text:style-name="Source_20_Text"><text:span text:style-name="T161">d</text:span></text:span><text:span text:style-name="Source_20_Text"><text:span text:style-name="T154"> all </text:span></text:span><text:span text:style-name="Source_20_Text"><text:span text:style-name="T179">Ecobee</text:span></text:span><text:span text:style-name="Source_20_Text"><text:span text:style-name="T154"> </text:span></text:span><text:span text:style-name="Source_20_Text"><text:span text:style-name="T160">int HVAC_Mode =&gt; string HVAC_Mode </text:span></text:span><text:span text:style-name="Source_20_Text"><text:span text:style-name="T164">in the </text:span></text:span><text:span text:style-name="Source_20_Text"><text:span text:style-name="T160">*.var </text:span></text:span><text:span text:style-name="Source_20_Text"><text:span text:style-name="T164">files.</text:span></text:span></text:p>
        </text:list-item>
        <text:list-item>
          <text:p text:style-name="P209"><text:span text:style-name="Source_20_Text"><text:span text:style-name="T161">Added a </text:span></text:span><text:span text:style-name="Source_20_Text"><text:span text:style-name="T178">cet_cest_timestamp</text:span></text:span><text:span text:style-name="Source_20_Text"><text:span text:style-name="T161"> time row </text:span></text:span><text:span text:style-name="Source_20_Text"><text:span text:style-name="T162">(copied </text:span></text:span><text:span text:style-name="Source_20_Text"><text:span text:style-name="T163">the </text:span></text:span><text:span text:style-name="Source_20_Text"><text:span text:style-name="T161">utc_timestamp </text:span></text:span><text:span text:style-name="Source_20_Text"><text:span text:style-name="T162">row) for</text:span></text:span><text:span text:style-name="Source_20_Text"><text:span text:style-name="T161"> each of the </text:span></text:span><text:span text:style-name="Source_20_Text"><text:span text:style-name="T178">opsd.household</text:span></text:span><text:span text:style-name="Source_20_Text"><text:span text:style-name="T161"> summary_household_data_{1,15,60}min_singleindex.csv files.</text:span></text:span></text:p>
        </text:list-item>
      </text:list>
      <text:p text:style-name="P9"><text:span text:style-name="Source_20_Text"><text:span text:style-name="T149"/></text:span></text:p>
      <text:p text:style-name="P11"><text:span text:style-name="T350">cd ~/Documents/digital-twins/netcdf </text:span><text:span text:style-name="T351">&amp;&amp; source ./netcdf.env</text:span></text:p>
      <text:p text:style-name="P13">### Exclude <text:span text:style-name="T374">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56">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2">iotdb /home/david/Documents/digital-twins/opsd.household/household_data_15min_singleindex.csv insert</text:span></text:p>
      <text:p text:style-name="P54"><text:span text:style-name="T29">.../</text:span><text:span text:style-name="T4">netcdf </text:span><text:span text:style-name="T33">Jan_clean.var netCDF-4 </text:span><text:span text:style-name="T206">Ecobee_</text:span><text:span text:style-name="T207">clean_5min</text:span><text:span text:style-name="T210"><text:tab/># outputs </text:span><text:span text:style-name="T206">Ecobee_</text:span><text:span text:style-name="T207">clean_5min.</text:span><text:span text:style-name="T210">{json, sparql, iotdb, ttl} files. </text:span></text:p>
      <text:p text:style-name="P18"><text:span text:style-name="Source_20_Text"><text:span text:style-name="T121">When </text:span></text:span><text:span text:style-name="Source_20_Text"><text:span text:style-name="T122">i</text:span></text:span><text:span text:style-name="Source_20_Text"><text:span text:style-name="T121">nserting alig</text:span></text:span><text:span text:style-name="Source_20_Text"><text:span text:style-name="T122">ned </text:span></text:span><text:span text:style-name="Source_20_Text"><text:span text:style-name="T121">data into IotDB, ensure the t</text:span></text:span><text:span text:style-name="Source_20_Text"><text:span text:style-name="T122">imestamp </text:span></text:span><text:span text:style-name="Source_20_Text"><text:span text:style-name="T121">field is</text:span></text:span><text:span text:style-name="Source_20_Text"><text:span text:style-name="T123"> </text:span></text:span><text:span text:style-name="Source_20_Text"><text:span text:style-name="T121">the first column</text:span></text:span><text:span text:style-name="Source_20_Text"><text:span text:style-name="T170">. </text:span></text:span><text:span text:style-name="Source_20_Text"><text:span text:style-name="T174">This field must be type </text:span></text:span><text:span text:style-name="Source_20_Text"><text:span text:style-name="T124">Longint</text:span></text:span><text:span text:style-name="Source_20_Text"><text:span text:style-name="T174">,</text:span></text:span><text:span text:style-name="Source_20_Text"><text:span text:style-name="T170"> </text:span></text:span><text:span text:style-name="Source_20_Text"><text:span text:style-name="T175">not Integer.</text:span></text:span></text:p>
      <text:p text:style-name="P56"><text:span text:style-name="T210">S</text:span><text:span text:style-name="T204">ELECT </text:span><text:span text:style-name="T215">COUNT(</text:span><text:span text:style-name="T204">*</text:span><text:span text:style-name="T215">)</text:span><text:span text:style-name="T204"> FROM </text:span><text:span text:style-name="T210">root.etsidata.device.household_data_1min_singleindex;</text:span></text:p>
      <text:p text:style-name="P139">SELECT COUNT(*) FROM root.etsidata.synthetic.IoT_Weather;</text:p>
      <text:p text:style-name="P56"><text:span text:style-name="T210">D</text:span><text:span text:style-name="T204">ELETE FROM </text:span><text:span text:style-name="T210">root.etsidata.etsi.Ecobee_clean_5min.</text:span><text:span text:style-name="T212">id</text:span><text:span text:style-name="T210">; <text:s text:c="2"/></text:span><text:span text:style-name="T212"># deletes all the data in the id timeseries </text:span><text:span text:style-name="T213">but not the </text:span><text:span text:style-name="T214">schema</text:span><text:span text:style-name="T213">.</text:span></text:p>
      <text:p text:style-name="P64">DROP TIMESERIES <text:span text:style-name="T210">root.etsidata.etsi.Ecobee_clean_5min.</text:span><text:span text:style-name="T212">id</text:span><text:span text:style-name="T210">; <text:s text:c="2"/></text:span><text:span text:style-name="T212"># </text:span><text:span text:style-name="T204">drops the timeseries </text:span><text:span text:style-name="T214">schema</text:span><text:span text:style-name="T213">.</text:span></text:p>
      <text:p text:style-name="P128">CREATE ALIGNED TIMESERIES root.etsidata.etsi.Jan_clean(longtime INT64 encoding=GORILLA compressor=SNAPPY, <text:span text:style-name="T339">id TEXT </text:span>encoding=PLAIN compressor=SNAPPY); <text:span text:style-name="T346">(fragment)</text:span></text:p>
      <text:p text:style-name="P138"><text:span text:style-name="T383">SHOW</text:span> <text:span text:style-name="T382">TIMESERIES </text:span><text:span text:style-name="T338">root.etsidata.etsi.</text:span><text:span text:style-name="T344">synthetic.IoT_Weather</text:span><text:span text:style-name="T340">;</text:span></text:p>
      <text:p text:style-name="P140"><text:span text:style-name="T355">T</text:span><text:span text:style-name="T344">ime series generation function: S</text:span>ELECT <text:span text:style-name="T344">DE_KN_industrial1_pv_1 from root.etsidata.device.household_data_1min_singleindex where time=1970-01-17T18:34:30.240+01:00; <text:s/></text:span><text:span text:style-name="T355"># returns one row</text:span></text:p>
      <text:p text:style-name="P132"><text:span text:style-name="T344">S</text:span>ELECT <text:span text:style-name="T345">COUNT(</text:span>*<text:span text:style-name="T345">)</text:span> FROM <text:s/>root.etsidata.etsi.Jan_clean.RemoteSensor3_Temperature;</text:p>
      <text:p text:style-name="P133"><text:span text:style-name="T344">S</text:span>ELECT RemoteSensor3_Temperature FROM <text:s/>root.etsidata.etsi.Jan_clean;</text:p>
      <text:p text:style-name="P130"><text:soft-page-break/>Everything: COUNT TIMESERIES root.etsidata.**; =&gt; 377886</text:p>
      <text:p text:style-name="P130">/ecobee: COUNT TIMESERIES root.etsidata.Dec_clean.**; =&gt; 31424*12=377088</text:p>
      <text:p text:style-name="P130">/opsd.household: COUNT TIMESERIES root.etsidata.device.household_data_1min_singleindex.**; =&gt; 71*3=213</text:p>
      <text:p text:style-name="P130">/HomeC: COUNT TIMESERIES root.etsidata.device.HomeC.**; =&gt; 32</text:p>
      <text:p text:style-name="P130">SELECT COUNT(*) FROM <text:span text:style-name="T368">root.etsidata.Jan_clean.00248d5f9ecd01a008b95d6f5a79688db7f8344c;</text:span></text:p>
      <text:p text:style-name="P129"/>
      <text:p text:style-name="P136">Verify the amount of data written by running the <text:span text:style-name="T2">parsecsv </text:span>program, which displays the number of non-null values with the CSV data file. This detects measurements which could be excluded. <text:s/><text:span text:style-name="T367"><text:s/>Compare these values with the output of </text:span><text:span text:style-name="T369">SELECT COUNT(*) FROM root.etsidata.etsi.Jan_clean. </text:span><text:span text:style-name="T77">C</text:span><text:span text:style-name="T75">ardinality </text:span><text:span text:style-name="T372">values in the summary file </text:span><text:span text:style-name="T402">count the number of </text:span><text:span text:style-name="T77">unique</text:span><text:span text:style-name="T402"> values.</text:span></text:p>
      <text:p text:style-name="P136"/>
      <text:p text:style-name="P134">./parsecsv /home/david/Documents/digital-twins/ecobee/clean_data/csv/Jan_clean.csv</text:p>
      <text:p text:style-name="P135">id <text:s/>8838720</text:p>
      <text:p text:style-name="P135">time <text:s/>8838720</text:p>
      <text:p text:style-name="P135">State <text:s/>8748163</text:p>
      <text:p text:style-name="P135">Event <text:s/>3482114</text:p>
      <text:p text:style-name="P135">Schedule <text:s/>8677734</text:p>
      <text:p text:style-name="P135">Indoor_AverageTemperature <text:s/>8731357</text:p>
      <text:p text:style-name="P135">Indoor_CoolSetpoint <text:s/>8639295</text:p>
      <text:p text:style-name="P135">Indoor_HeatSetpoint <text:s/>8695229</text:p>
      <text:p text:style-name="P135">Indoor_Humidity <text:s/>8731357</text:p>
      <text:p text:style-name="P135">HeatingEquipmentStage1_RunTime <text:s/>2007568</text:p>
      <text:p text:style-name="P135">HeatingEquipmentStage2_RunTime <text:s/>72945</text:p>
      <text:p text:style-name="P141">HeatingEquipmentStage3_RunTime <text:s/>0</text:p>
      <text:p text:style-name="P135">CoolingEquipmentStage1_RunTime <text:s/>43107</text:p>
      <text:p text:style-name="P135">CoolingEquipmentStage2_RunTime <text:s/>1240</text:p>
      <text:p text:style-name="P135">HeatPumpsStage1_RunTime <text:s/>75544</text:p>
      <text:p text:style-name="P135">HeatPumpsStage2_RunTime <text:s/>5934</text:p>
      <text:p text:style-name="P135">Fan_RunTime <text:s/>2528213</text:p>
      <text:p text:style-name="P135">Thermostat_Temperature <text:s/>8731357</text:p>
      <text:p text:style-name="P135">Thermostat_DetectedMotion <text:s/>1486508</text:p>
      <text:p text:style-name="P135">RemoteSensor1_Temperature <text:s/>7891364</text:p>
      <text:p text:style-name="P135">RemoteSensor1_DetectedMotion <text:s/>1733006</text:p>
      <text:p text:style-name="P135">RemoteSensor2_Temperature <text:s/>4319862</text:p>
      <text:p text:style-name="P135">RemoteSensor2_DetectedMotion <text:s/>951919</text:p>
      <text:p text:style-name="P135">RemoteSensor3_Temperature <text:s/>3864576</text:p>
      <text:p text:style-name="P135">RemoteSensor3_DetectedMotion <text:s/>808725</text:p>
      <text:p text:style-name="P135">RemoteSensor4_Temperature <text:s/>972486</text:p>
      <text:p text:style-name="P135">RemoteSensor4_DetectedMotion <text:s/>172444</text:p>
      <text:p text:style-name="P135">RemoteSensor5_Temperature <text:s/>640941</text:p>
      <text:p text:style-name="P135">RemoteSensor5_DetectedMotion <text:s/>110189</text:p>
      <text:p text:style-name="P135">Outdoor_Temperature <text:s/>8748227</text:p>
      <text:p text:style-name="P135">Outdoor_Humidity <text:s/>8748228</text:p>
      <text:p text:style-name="P135">HVAC_Mode <text:s/>8838720</text:p>
      <text:p text:style-name="P134"/>
      <text:p text:style-name="P123">Socketserver/socketclient </text:p>
      <text:p text:style-name="P90"><text:span text:style-name="T388">C</text:span>ommands: login ; groups; group.device ; timeseries ; data <text:s/>interval &lt;1&gt; format &lt;<text:span text:style-name="T388">csv&gt;</text:span>; logout</text:p>
      <text:p text:style-name="P94"><text:span text:style-name="T320">√</text:span><text:span text:style-name="T352"> </text:span>groups → <text:span text:style-name="T385">377917 </text:span><text:span text:style-name="T386">timeseries names</text:span><text:span text:style-name="T385">.</text:span> <text:tab/><text:span text:style-name="T387">Same as show devices;</text:span></text:p>
      <text:p text:style-name="P92"><text:soft-page-break/><text:span text:style-name="T320">√</text:span><text:span text:style-name="T352"> </text:span>group.device <text:span text:style-name="T384">synthetic </text:span>→ <text:span text:style-name="T385">31 </text:span><text:span text:style-name="T386">timeseries names</text:span><text:span text:style-name="T385">.</text:span> </text:p>
      <text:p text:style-name="P108"><text:span text:style-name="T320">√</text:span><text:span text:style-name="T352"> </text:span><text:span text:style-name="T288">t</text:span>imeseries <text:span text:style-name="T291">synthetic.IoT_Motion_Light → </text:span><text:span text:style-name="T292">list of 7 measurements </text:span></text:p>
      <text:p text:style-name="P107"><text:span text:style-name="T320">√</text:span><text:span text:style-name="T352"> </text:span><text:span text:style-name="T322">c</text:span><text:span text:style-name="T321">ount </text:span><text:span text:style-name="T291">synthetic.IoT_Motion_Light → </text:span><text:span text:style-name="T290">list of 7 measurements and their counts.</text:span></text:p>
      <text:p text:style-name="P95"><text:span text:style-name="T320">√</text:span><text:span text:style-name="T352"> </text:span><text:span text:style-name="T289">data </text:span><text:span text:style-name="T290">synthetic.IoT_Motion_Light</text:span><text:span text:style-name="T287"> </text:span>interval <text:span text:style-name="T393">3</text:span> <text:span text:style-name="T388">format csv </text:span><text:span text:style-name="T393">limit 10</text:span></text:p>
      <text:p text:style-name="P96"/>
      <text:p text:style-name="P92"/>
      <text:p text:style-name="P93"><text:span text:style-name="T2">SPARQL service description</text:span>: discovering and describing SPARQL services made available via the SPARQL 1.2 Protocol. https://w3c.github.io/sparql-service-description/spec/</text:p>
      <text:p text:style-name="P92">http://www.w3.org/ns/sparql-service-description#</text:p>
      <text:p text:style-name="P92">https://github.com/w3c/sparql-service-description </text:p>
      <text:p text:style-name="P92"/>
      <text:p text:style-name="P110">See <text:a xlink:type="simple" xlink:href="https://maastrichtu-ids.github.io/best-practices/docs/publish-data/" text:style-name="Internet_20_link" text:visited-style-name="Visited_20_Internet_20_Link">https://maastrichtu-ids.github.io/best-practices/docs/publish-data/</text:a> <text:s/><text:span text:style-name="T415">See ~/github.com/grlc-queries </text:span></text:p>
      <text:p text:style-name="P110">RDF data can be automatically generated and loaded using GitHub Actions workflows.</text:p>
      <text:p text:style-name="P110"/>
      <text:p text:style-name="P97"><text:span text:style-name="T2">GraphDB SPARQL endpoint</text:span> uses <text:span text:style-name="T414">a</text:span> REST API: <text:a xlink:type="simple" xlink:href="https://graphdb.ontotext.com/documentation/10.0/devhub/rest-api/curl-commands.html#rest-api-curl-commands-data-import" text:style-name="Internet_20_link" text:visited-style-name="Visited_20_Internet_20_Link">https://graphdb.ontotext.com/documentation/10.0/devhub/rest-api/curl-commands.html#rest-api-curl-commands-data-import</text:a> </text:p>
      <text:p text:style-name="P91"><text:s text:c="4"/>1. Get all connected GraphDB locations: GET /rest/locations<text:tab/></text:p>
      <text:p text:style-name="P91"><text:tab/>curl &lt;base_url&gt;/rest/locations</text:p>
      <text:p text:style-name="P91"><text:s text:c="4"/>2. Modify settings for a connected GraphDB location: POST /rest/locations</text:p>
      <text:p text:style-name="P91"><text:tab/>curl -X POS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3. Connect to a remote GraphDB location: PUT /rest/locations</text:p>
      <text:p text:style-name="P91"><text:tab/>curl -X PU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4. Disconnect from a remote GraphDB location: DELETE /rest/locations</text:p>
      <text:p text:style-name="P91"><text:tab/>curl -X DELETE &lt;base_url&gt;/rest/locations?uri=&lt;encoded_location_uri&gt;</text:p>
      <text:p text:style-name="P91"><text:s text:c="4"/>5. Set the default repository: POST /rest/locations/active/default-repository</text:p>
      <text:p text:style-name="P91"><text:tab/>curl -X POST &lt;base_url&gt;/rest/locations/active/default-repository -H 'Content-Type: application/json' -d '</text:p>
      <text:p text:style-name="P91"><text:tab/>{</text:p>
      <text:p text:style-name="P91"><text:tab/>"repository": "&lt;repo_id&gt;"</text:p>
      <text:p text:style-name="P91"><text:tab/>}'</text:p>
      <text:p text:style-name="P91"><text:s text:c="4"/>6. Get all repositories in a location: GET /rest/repositories</text:p>
      <text:p text:style-name="P91"><text:tab/>curl &lt;base_url&gt;/rest/repositories</text:p>
      <text:p text:style-name="P91"><text:s text:c="4"/>7. Authentication: Obtain a GDB token in exchange for username and password: POST /rest/login/**</text:p>
      <text:p text:style-name="P91"><text:tab/>curl &lt;base_url&gt;/rest/login/&lt;username&gt; -X POST -H 'X-GraphDB-Password: &lt;password&gt;'</text:p>
      <text:p text:style-name="P91"><text:s text:c="4"/>8. Get saved queries (if no parameter specified): GET /rest/sparql/saved-queries</text:p>
      <text:p text:style-name="P91"><text:tab/>curl &lt;base_url&gt;/rest/sparql/saved-queries?name=&lt;query_name&gt;</text:p>
      <text:p text:style-name="P91"><text:s text:c="4"/>9. Create a new saved query: POST /rest/sparql/saved-queries</text:p>
      <text:p text:style-name="P91"><text:tab/>curl -X POST &lt;base_url&gt;/rest/sparql/saved-queries -H 'Content-Type: application/json' -d '</text:p>
      <text:p text:style-name="P91"><text:tab/>{</text:p>
      <text:p text:style-name="P91"><text:tab/>"body": "&lt;query_body&gt;",</text:p>
      <text:p text:style-name="P91"><text:tab/>"name": "&lt;query_name&gt;"</text:p>
      <text:p text:style-name="P91"><text:tab/>}'</text:p>
      <text:p text:style-name="P91"><text:s text:c="4"/>10. Delete an existing saved query: DELETE /rest/sparql/saved-queries</text:p>
      <text:p text:style-name="P91"><text:tab/>curl -X DELETE &lt;base_url&gt;/rest/sparql/saved-queries?name=&lt;query_name&gt;</text:p>
      <text:p text:style-name="P91"><text:soft-page-break/></text:p>
      <text:p text:style-name="P124"/>
      <text:p text:style-name="P125">SPARQL Queries / Constructs</text:p>
      <text:p text:style-name="P109"><text:span text:style-name="T21">Authentication </text:span><text:span text:style-name="T23">Repository</text:span><text:span text:style-name="T404">: </text:span></text:p>
      <text:p text:style-name="P179"><text:span text:style-name="T412">## </text:span><text:span text:style-name="T413">Auth_Test_Maker</text:span></text:p>
      <text:p text:style-name="P181">PREFIX foaf: &lt;http://xmlns.com/foaf/0.1/&gt;</text:p>
      <text:p text:style-name="P181">SELECT ?p ?o WHERE { ### ?person foaf:name "David Gnabasik"}</text:p>
      <text:p text:style-name="P181"><text:s/><text:tab/>&lt;https://saref.etsi.org/saref4data/v1.0.1/authentication&gt; ?p ?o</text:p>
      <text:p text:style-name="P181"><text:s text:c="4"/>FILTER ( CONTAINS(STR(?o),str('DavidGnabasik')) )</text:p>
      <text:p text:style-name="P181">}</text:p>
      <text:p text:style-name="P180"><text:span text:style-name="T71">Insert</text:span>:</text:p>
      <text:p text:style-name="P98">PREFIX clc: &lt;http://www.cancer.gov/ontologies/clc/&gt; </text:p>
      <text:p text:style-name="P98">PREFIX obj: &lt;http://www.cancer.gov/ontologies/clc/MeshConcept/#&gt; </text:p>
      <text:p text:style-name="P98">INSERT DATA {</text:p>
      <text:p text:style-name="P98"><text:s text:c="6"/>obj:STDT_001005 clc:id <text:s text:c="13"/>'d349b41680ae444cad42f7d45a0a0845' .</text:p>
      <text:p text:style-name="P98"><text:s text:c="6"/>obj:STDT_001005 clc:meshCode <text:s text:c="7"/>'C143637' .</text:p>
      <text:p text:style-name="P98"><text:s text:c="6"/>obj:STDT_001005 clc:meshName <text:s text:c="7"/>'Laryngeal Inflammation, CTCAE' .</text:p>
      <text:p text:style-name="P98"><text:s text:c="6"/>obj:STDT_001005 clc:salience <text:s text:c="7"/>'0.2000'^^&lt;http://www.w3.org/2001/XMLSchema#double&gt; .</text:p>
      <text:p text:style-name="P98"><text:s text:c="6"/>obj:STDT_001005 clc:dateAdded <text:s text:c="6"/>'2022-06-03T00:00:00Z'^^&lt;http://www.w3.org/2001/XMLSchema#dateTime&gt; .</text:p>
      <text:p text:style-name="P98">}</text:p>
      <text:p text:style-name="P98"/>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07T17:25:49.487386157</dc:date>
    <meta:editing-duration>P13DT11H5M1S</meta:editing-duration>
    <meta:editing-cycles>431</meta:editing-cycles>
    <meta:generator>LibreOffice/7.3.7.2$Linux_X86_64 LibreOffice_project/30$Build-2</meta:generator>
    <meta:document-statistic meta:table-count="0" meta:image-count="0" meta:object-count="0" meta:page-count="17" meta:paragraph-count="440" meta:word-count="4091" meta:character-count="36613" meta:non-whitespace-character-count="32585"/>
  </office:meta>
</office:document-meta>
</file>